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0.25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0.43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36.3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B">
      <style:table-properties table:display="true" style:writing-mode="lr-tb"/>
    </style:style>
    <style:style style:name="ta2" style:family="table" style:master-page-name="PageStyle_5f_B_20_delta">
      <style:table-properties table:display="true" style:writing-mode="lr-tb"/>
    </style:style>
    <style:style style:name="ta3" style:family="table" style:master-page-name="PageStyle_5f_C">
      <style:table-properties table:display="true" style:writing-mode="lr-tb"/>
    </style:style>
    <style:style style:name="ta4" style:family="table" style:master-page-name="PageStyle_5f_C_20_del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transparent" fo:border="none" style:rotation-align="none"/>
    </style:style>
    <style:style style:name="ce1" style:family="table-cell" style:parent-style-name="Default">
      <style:table-cell-properties fo:background-color="transparent" fo:border="none" style:rotation-align="none"/>
    </style:style>
    <style:style style:name="ce2" style:family="table-cell" style:parent-style-name="Pivot_20_Table_20_Value" style:data-style-name="N0">
      <style:table-cell-properties fo:border="none"/>
    </style:style>
    <style:style style:name="ce7" style:family="table-cell" style:parent-style-name="Pivot_20_Table_20_Value" style:data-style-name="N0"/>
    <style:style style:name="ce3" style:family="table-cell" style:parent-style-name="Default">
      <style:table-cell-properties fo:background-color="transparent" style:rotation-align="none"/>
    </style:style>
    <style:style style:name="ce10" style:family="table-cell" style:parent-style-name="Default" style:data-style-name="N4"/>
    <style:style style:name="ce13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56" table:default-cell-style-name="ce3"/>
        <table:table-row table:style-name="ro1">
          <table:table-cell table:style-name="ce4" office:value-type="string" calcext:value-type="string">
            <text:p>Env</text:p>
          </table:table-cell>
          <table:table-cell table:style-name="ce4" office:value-type="string" calcext:value-type="string">
            <text:p>Team size</text:p>
          </table:table-cell>
          <table:table-cell table:style-name="ce4" office:value-type="string" calcext:value-type="string">
            <text:p>PR OR</text:p>
          </table:table-cell>
          <table:table-cell table:style-name="ce4" office:value-type="string" calcext:value-type="string">
            <text:p>T PR</text:p>
          </table:table-cell>
          <table:table-cell table:style-name="ce4" office:value-type="string" calcext:value-type="string">
            <text:p>V PR</text:p>
          </table:table-cell>
          <table:table-cell table:style-name="ce4" office:value-type="string" calcext:value-type="string">
            <text:p>PB OR</text:p>
          </table:table-cell>
          <table:table-cell table:style-name="ce4" office:value-type="string" calcext:value-type="string">
            <text:p>T PB</text:p>
          </table:table-cell>
          <table:table-cell table:style-name="ce4" office:value-type="string" calcext:value-type="string">
            <text:p>V PB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3.4" calcext:value-type="float">
            <text:p>113,4</text:p>
          </table:table-cell>
          <table:table-cell table:style-name="ce2" office:value-type="float" office:value="121.5" calcext:value-type="float">
            <text:p>121,5</text:p>
          </table:table-cell>
          <table:table-cell table:style-name="ce7" office:value-type="float" office:value="126.6" calcext:value-type="float">
            <text:p>126,6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9.6" calcext:value-type="float">
            <text:p>119,6</text:p>
          </table:table-cell>
          <table:table-cell table:style-name="ce7" office:value-type="float" office:value="126.4" calcext:value-type="float">
            <text:p>126,4</text:p>
          </table:table-cell>
          <table:table-cell>
            <draw:frame table:end-cell-address="B.Q17" table:end-x="8.55mm" table:end-y="3.82mm" draw:z-index="0" draw:name="Grafico 11" draw:style-name="gr1" draw:text-style-name="P1" svg:width="173.14mm" svg:height="76.07mm" svg:x="16.03mm" svg:y="0.78mm">
              <draw:object draw:notify-on-update-of-ranges="B.C1:B.C1 B.C2:B.C7 B.D1:B.D1 B.D2:B.D7 B.E1:B.E1 B.E2:B.E7 B.F1:B.F1 B.F2:B.F7 B.G1:B.G1 B.G2:B.G7 B.H1:B.H1 B.H2:B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B.Y17" table:end-x="9.8mm" table:end-y="3.2mm" draw:z-index="1" draw:name="Grafico 12" draw:style-name="gr1" draw:text-style-name="P1" svg:width="167.39mm" svg:height="76.07mm" svg:x="0.47mm" svg:y="0.16mm">
              <draw:object draw:notify-on-update-of-ranges="B.C1:B.C1 B.C8:B.C13 B.D1:B.D1 B.D8:B.D13 B.E1:B.E1 B.E8:B.E13 B.F1:B.F1 B.F8:B.F13 B.G1:B.G1 B.G8:B.G13 B.H1:B.H1 B.H8:B.H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5.8" calcext:value-type="float">
            <text:p>135,8</text:p>
          </table:table-cell>
          <table:table-cell table:style-name="ce7" office:value-type="float" office:value="145.3" calcext:value-type="float">
            <text:p>145,3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3.7" calcext:value-type="float">
            <text:p>143,7</text:p>
          </table:table-cell>
          <table:table-cell table:style-name="ce7"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6.1" calcext:value-type="float">
            <text:p>86,1</text:p>
          </table:table-cell>
          <table:table-cell table:style-name="ce7" office:value-type="float" office:value="88.4" calcext:value-type="float">
            <text:p>88,4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05.4" calcext:value-type="float">
            <text:p>105,4</text:p>
          </table:table-cell>
          <table:table-cell table:style-name="ce7" office:value-type="float" office:value="120.2" calcext:value-type="float">
            <text:p>120,2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6.6" calcext:value-type="float">
            <text:p>56,6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1.6" calcext:value-type="float">
            <text:p>71,6</text:p>
          </table:table-cell>
          <table:table-cell table:style-name="ce7" office:value-type="float" office:value="67.2" calcext:value-type="float">
            <text:p>67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43.7" calcext:value-type="float">
            <text:p>143,7</text:p>
          </table:table-cell>
          <table:table-cell table:style-name="ce7" office:value-type="float" office:value="167.5" calcext:value-type="float">
            <text:p>167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49.2" calcext:value-type="float">
            <text:p>249,2</text:p>
          </table:table-cell>
          <table:table-cell office:value-type="float" office:value="232.2" calcext:value-type="float">
            <text:p>232,2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6.4" calcext:value-type="float">
            <text:p>76,4</text:p>
          </table:table-cell>
          <table:table-cell table:style-name="ce7" office:value-type="float" office:value="79.3" calcext:value-type="float">
            <text:p>79,3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1.9" calcext:value-type="float">
            <text:p>91,9</text:p>
          </table:table-cell>
          <table:table-cell office:value-type="float" office:value="89.6" calcext:value-type="float">
            <text:p>89,6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3.1" calcext:value-type="float">
            <text:p>113,1</text:p>
          </table:table-cell>
          <table:table-cell table:style-name="ce2" office:value-type="float" office:value="116.8" calcext:value-type="float">
            <text:p>116,8</text:p>
          </table:table-cell>
          <table:table-cell table:style-name="ce7" office:value-type="float" office:value="118.7" calcext:value-type="float">
            <text:p>118,7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1.6" calcext:value-type="float">
            <text:p>111,6</text:p>
          </table:table-cell>
          <table:table-cell table:style-name="ce7" office:value-type="float" office:value="111.8" calcext:value-type="float">
            <text:p>111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5" calcext:value-type="float">
            <text:p>135</text:p>
          </table:table-cell>
          <table:table-cell table:style-name="ce7" office:value-type="float" office:value="143.4" calcext:value-type="float">
            <text:p>143,4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141.7" calcext:value-type="float">
            <text:p>141,7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6.1" calcext:value-type="float">
            <text:p>86,1</text:p>
          </table:table-cell>
          <table:table-cell table:style-name="ce7" office:value-type="float" office:value="86.1" calcext:value-type="float">
            <text:p>86,1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90.4" calcext:value-type="float">
            <text:p>90,4</text:p>
          </table:table-cell>
          <table:table-cell table:style-name="ce7" office:value-type="float" office:value="89.8" calcext:value-type="float">
            <text:p>89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1" calcext:value-type="float">
            <text:p>57,1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56.7" calcext:value-type="float">
            <text:p>56,7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2.7" calcext:value-type="float">
            <text:p>142,7</text:p>
          </table:table-cell>
          <table:table-cell table:style-name="ce7" office:value-type="float" office:value="150.3" calcext:value-type="float">
            <text:p>150,3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40.8" calcext:value-type="float">
            <text:p>140,8</text:p>
          </table:table-cell>
          <table:table-cell office:value-type="float" office:value="138.6" calcext:value-type="float">
            <text:p>138,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75.8" calcext:value-type="float">
            <text:p>75,8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23.4" calcext:value-type="float">
            <text:p>123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7" office:value-type="float" office:value="123.2" calcext:value-type="float">
            <text:p>123,2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24.9" calcext:value-type="float">
            <text:p>124,9</text:p>
          </table:table-cell>
          <table:table-cell table:style-name="ce7" office:value-type="float" office:value="128.3" calcext:value-type="float">
            <text:p>128,3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41" calcext:value-type="float">
            <text:p>141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45.2" calcext:value-type="float">
            <text:p>145,2</text:p>
          </table:table-cell>
          <table:table-cell table:style-name="ce7" office:value-type="float" office:value="141.1" calcext:value-type="float">
            <text:p>141,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8.7" calcext:value-type="float">
            <text:p>78,7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3" calcext:value-type="float">
            <text:p>85,3</text:p>
          </table:table-cell>
          <table:table-cell table:style-name="ce7" office:value-type="float" office:value="84.6" calcext:value-type="float">
            <text:p>84,6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3.5" calcext:value-type="float">
            <text:p>53,5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4.4" calcext:value-type="float">
            <text:p>54,4</text:p>
          </table:table-cell>
          <table:table-cell table:style-name="ce7" office:value-type="float" office:value="54.8" calcext:value-type="float">
            <text:p>54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3.9" calcext:value-type="float">
            <text:p>133,9</text:p>
          </table:table-cell>
          <table:table-cell table:style-name="ce7" office:value-type="float" office:value="131.5" calcext:value-type="float">
            <text:p>131,5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90.4" calcext:value-type="float">
            <text:p>190,4</text:p>
          </table:table-cell>
          <table:table-cell office:value-type="float" office:value="183.3" calcext:value-type="float">
            <text:p>183,3</text:p>
          </table:table-cell>
          <table:table-cell>
            <draw:frame table:end-cell-address="B.Q34" table:end-x="9.17mm" table:end-y="2.81mm" draw:z-index="2" draw:name="Grafico 13" draw:style-name="gr1" draw:text-style-name="P1" svg:width="173.14mm" svg:height="76.22mm" svg:x="16.65mm" svg:y="4.5mm">
              <draw:object draw:notify-on-update-of-ranges="B.C1:B.C1 B.C14:B.C19 B.D1:B.D1 B.D14:B.D19 B.E1:B.E1 B.E14:B.E19 B.F1:B.F1 B.F14:B.F19 B.G1:B.G1 B.G14:B.G19 B.H1:B.H1 B.H14:B.H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B.Y34" table:end-x="14.17mm" table:end-y="2.18mm" draw:z-index="3" draw:name="Grafico 14" draw:style-name="gr1" draw:text-style-name="P1" svg:width="173.16mm" svg:height="76.22mm" svg:x="21.65mm" svg:y="3.87mm">
              <draw:object draw:notify-on-update-of-ranges="B.C1:B.C1 B.C20:B.C25 B.D1:B.D1 B.D20:B.D25 B.E1:B.E1 B.E20:B.E25 B.F1:B.F1 B.F20:B.F25 B.G1:B.G1 B.G20:B.G25 B.H1:B.H1 B.H20:B.H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6.3" calcext:value-type="float">
            <text:p>76,3</text:p>
          </table:table-cell>
          <table:table-cell table:style-name="ce7" office:value-type="float" office:value="74.5" calcext:value-type="float">
            <text:p>74,5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7.8" calcext:value-type="float">
            <text:p>77,8</text:p>
          </table:table-cell>
          <table:table-cell office:value-type="float" office:value="79.1" calcext:value-type="float">
            <text:p>79,1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07.3" calcext:value-type="float">
            <text:p>107,3</text:p>
          </table:table-cell>
          <table:table-cell table:style-name="ce2" office:value-type="float" office:value="115.8" calcext:value-type="float">
            <text:p>115,8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3" calcext:value-type="float">
            <text:p>106,3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40.5" calcext:value-type="float">
            <text:p>140,5</text:p>
          </table:table-cell>
          <table:table-cell table:style-name="ce2" office:value-type="float" office:value="142.6" calcext:value-type="float">
            <text:p>142,6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0.2" calcext:value-type="float">
            <text:p>130,2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3.9" calcext:value-type="float">
            <text:p>73,9</text:p>
          </table:table-cell>
          <table:table-cell table:style-name="ce2" office:value-type="float" office:value="81.5" calcext:value-type="float">
            <text:p>81,5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84.5" calcext:value-type="float">
            <text:p>84,5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.6" calcext:value-type="float">
            <text:p>54,6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4.5" calcext:value-type="float">
            <text:p>64,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37.9" calcext:value-type="float">
            <text:p>137,9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41.8" calcext:value-type="float">
            <text:p>141,8</text:p>
          </table:table-cell>
          <table:table-cell office:value-type="float" office:value="134.1" calcext:value-type="float">
            <text:p>134,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4.7" calcext:value-type="float">
            <text:p>74,7</text:p>
          </table:table-cell>
          <table:table-cell table:style-name="ce2" office:value-type="float" office:value="76.4" calcext:value-type="float">
            <text:p>76,4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3.4" calcext:value-type="float">
            <text:p>73,4</text:p>
          </table:table-cell>
          <table:table-cell office:value-type="float" office:value="75.7" calcext:value-type="float">
            <text:p>75,7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 delta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B.D2]-[$B.C2]" office:value-type="float" office:value="8.09999999999999" calcext:value-type="float">
            <text:p>8,09999999999999</text:p>
          </table:table-cell>
          <table:table-cell table:formula="of:=[$B.E2]-[$B.C2]" office:value-type="float" office:value="13.2" calcext:value-type="float">
            <text:p>13,2</text:p>
          </table:table-cell>
          <table:table-cell table:formula="of:=[$B.G2]-[$B.F2]" office:value-type="float" office:value="3.69999999999999" calcext:value-type="float">
            <text:p>3,69999999999999</text:p>
          </table:table-cell>
          <table:table-cell table:formula="of:=[$B.H2]-[$B.F2]" office:value-type="float" office:value="10.5" calcext:value-type="float">
            <text:p>10,5</text:p>
          </table:table-cell>
          <table:table-cell/>
          <table:table-cell>
            <draw:frame table:end-cell-address="'B delta'.O16" table:end-x="8.46mm" table:end-y="2.24mm" draw:z-index="0" draw:name="Grafico 3" draw:style-name="gr1" draw:text-style-name="P1" svg:width="155.9mm" svg:height="69.76mm" svg:x="0.13mm" svg:y="0.66mm">
              <draw:object draw:notify-on-update-of-ranges="'B delta'.C1:'B delta'.C1 'B delta'.C2:'B delta'.C7 'B delta'.D1:'B delta'.D1 'B delta'.D2:'B delta'.D7 'B delta'.E1:'B delta'.E1 'B delta'.E2:'B delta'.E7 'B delta'.F1:'B delta'.F1 'B delta'.F2:'B delta'.F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B delta'.W16" table:end-x="8.09mm" table:end-y="2.54mm" draw:z-index="1" draw:name="Grafico 4" draw:style-name="gr1" draw:text-style-name="P1" svg:width="160.57mm" svg:height="69.76mm" svg:x="16.17mm" svg:y="0.96mm">
              <draw:object draw:notify-on-update-of-ranges="'B delta'.C1:'B delta'.C1 'B delta'.C8:'B delta'.C13 'B delta'.D1:'B delta'.D1 'B delta'.D8:'B delta'.D13 'B delta'.E1:'B delta'.E1 'B delta'.E8:'B delta'.E13 'B delta'.F1:'B delta'.F1 'B delta'.F8:'B delta'.F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B.D3]-[$B.C3]" office:value-type="float" office:value="1.90000000000001" calcext:value-type="float">
            <text:p>1,90000000000001</text:p>
          </table:table-cell>
          <table:table-cell table:formula="of:=[$B.E3]-[$B.C3]" office:value-type="float" office:value="11.4" calcext:value-type="float">
            <text:p>11,4</text:p>
          </table:table-cell>
          <table:table-cell table:formula="of:=[$B.G3]-[$B.F3]" office:value-type="float" office:value="6" calcext:value-type="float">
            <text:p>6</text:p>
          </table:table-cell>
          <table:table-cell table:formula="of:=[$B.H3]-[$B.F3]" office:value-type="float" office:value="0.900000000000006" calcext:value-type="float">
            <text:p>0,900000000000006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B.D4]-[$B.C4]" office:value-type="float" office:value="0.699999999999989" calcext:value-type="float">
            <text:p>0,699999999999989</text:p>
          </table:table-cell>
          <table:table-cell table:formula="of:=[$B.E4]-[$B.C4]" office:value-type="float" office:value="3" calcext:value-type="float">
            <text:p>3</text:p>
          </table:table-cell>
          <table:table-cell table:formula="of:=[$B.G4]-[$B.F4]" office:value-type="float" office:value="3.80000000000001" calcext:value-type="float">
            <text:p>3,80000000000001</text:p>
          </table:table-cell>
          <table:table-cell table:formula="of:=[$B.H4]-[$B.F4]" office:value-type="float" office:value="18.6" calcext:value-type="float">
            <text:p>18,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B.D5]-[$B.C5]" office:value-type="float" office:value="-0.600000000000001" calcext:value-type="float">
            <text:p>-0,600000000000001</text:p>
          </table:table-cell>
          <table:table-cell table:formula="of:=[$B.E5]-[$B.C5]" office:value-type="float" office:value="-2.90000000000001" calcext:value-type="float">
            <text:p>-2,90000000000001</text:p>
          </table:table-cell>
          <table:table-cell table:formula="of:=[$B.G5]-[$B.F5]" office:value-type="float" office:value="7.8" calcext:value-type="float">
            <text:p>7,8</text:p>
          </table:table-cell>
          <table:table-cell table:formula="of:=[$B.H5]-[$B.F5]" office:value-type="float" office:value="3.40000000000001" calcext:value-type="float">
            <text:p>3,4000000000000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B.D6]-[$B.C6]" office:value-type="float" office:value="-4" calcext:value-type="float">
            <text:p>-4</text:p>
          </table:table-cell>
          <table:table-cell table:formula="of:=[$B.E6]-[$B.C6]" office:value-type="float" office:value="19.8" calcext:value-type="float">
            <text:p>19,8</text:p>
          </table:table-cell>
          <table:table-cell table:formula="of:=[$B.G6]-[$B.F6]" office:value-type="float" office:value="0.299999999999983" calcext:value-type="float">
            <text:p>0,299999999999983</text:p>
          </table:table-cell>
          <table:table-cell table:formula="of:=[$B.H6]-[$B.F6]" office:value-type="float" office:value="-16.7" calcext:value-type="float">
            <text:p>-16,7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B.D7]-[$B.C7]" office:value-type="float" office:value="3.2" calcext:value-type="float">
            <text:p>3,2</text:p>
          </table:table-cell>
          <table:table-cell table:formula="of:=[$B.E7]-[$B.C7]" office:value-type="float" office:value="6.09999999999999" calcext:value-type="float">
            <text:p>6,09999999999999</text:p>
          </table:table-cell>
          <table:table-cell table:formula="of:=[$B.G7]-[$B.F7]" office:value-type="float" office:value="4.10000000000001" calcext:value-type="float">
            <text:p>4,10000000000001</text:p>
          </table:table-cell>
          <table:table-cell table:formula="of:=[$B.H7]-[$B.F7]" office:value-type="float" office:value="1.8" calcext:value-type="float">
            <text:p>1,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B.D8]-[$B.C8]" office:value-type="float" office:value="3.7" calcext:value-type="float">
            <text:p>3,7</text:p>
          </table:table-cell>
          <table:table-cell table:formula="of:=[$B.E8]-[$B.C8]" office:value-type="float" office:value="5.60000000000001" calcext:value-type="float">
            <text:p>5,60000000000001</text:p>
          </table:table-cell>
          <table:table-cell table:formula="of:=[$B.G8]-[$B.F8]" office:value-type="float" office:value="-6.5" calcext:value-type="float">
            <text:p>-6,5</text:p>
          </table:table-cell>
          <table:table-cell table:formula="of:=[$B.H8]-[$B.F8]" office:value-type="float" office:value="-6.3" calcext:value-type="float">
            <text:p>-6,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B.D9]-[$B.C9]" office:value-type="float" office:value="-3.40000000000001" calcext:value-type="float">
            <text:p>-3,40000000000001</text:p>
          </table:table-cell>
          <table:table-cell table:formula="of:=[$B.E9]-[$B.C9]" office:value-type="float" office:value="5" calcext:value-type="float">
            <text:p>5</text:p>
          </table:table-cell>
          <table:table-cell table:formula="of:=[$B.G9]-[$B.F9]" office:value-type="float" office:value="0.5" calcext:value-type="float">
            <text:p>0,5</text:p>
          </table:table-cell>
          <table:table-cell table:formula="of:=[$B.H9]-[$B.F9]" office:value-type="float" office:value="5.19999999999999" calcext:value-type="float">
            <text:p>5,19999999999999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B.D10]-[$B.C10]" office:value-type="float" office:value="3.09999999999999" calcext:value-type="float">
            <text:p>3,09999999999999</text:p>
          </table:table-cell>
          <table:table-cell table:formula="of:=[$B.E10]-[$B.C10]" office:value-type="float" office:value="3.09999999999999" calcext:value-type="float">
            <text:p>3,09999999999999</text:p>
          </table:table-cell>
          <table:table-cell table:formula="of:=[$B.G10]-[$B.F10]" office:value-type="float" office:value="9.2" calcext:value-type="float">
            <text:p>9,2</text:p>
          </table:table-cell>
          <table:table-cell table:formula="of:=[$B.H10]-[$B.F10]" office:value-type="float" office:value="8.59999999999999" calcext:value-type="float">
            <text:p>8,59999999999999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B.D11]-[$B.C11]" office:value-type="float" office:value="-0.299999999999997" calcext:value-type="float">
            <text:p>-0,299999999999997</text:p>
          </table:table-cell>
          <table:table-cell table:formula="of:=[$B.E11]-[$B.C11]" office:value-type="float" office:value="-8.4" calcext:value-type="float">
            <text:p>-8,4</text:p>
          </table:table-cell>
          <table:table-cell table:formula="of:=[$B.G11]-[$B.F11]" office:value-type="float" office:value="-2.2" calcext:value-type="float">
            <text:p>-2,2</text:p>
          </table:table-cell>
          <table:table-cell table:formula="of:=[$B.H11]-[$B.F11]" office:value-type="float" office:value="-2.5" calcext:value-type="float">
            <text:p>-2,5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B.D12]-[$B.C12]" office:value-type="float" office:value="-6.60000000000002" calcext:value-type="float">
            <text:p>-6,60000000000002</text:p>
          </table:table-cell>
          <table:table-cell table:formula="of:=[$B.E12]-[$B.C12]" office:value-type="float" office:value="1" calcext:value-type="float">
            <text:p>1</text:p>
          </table:table-cell>
          <table:table-cell table:formula="of:=[$B.G12]-[$B.F12]" office:value-type="float" office:value="-21.1" calcext:value-type="float">
            <text:p>-21,1</text:p>
          </table:table-cell>
          <table:table-cell table:formula="of:=[$B.H12]-[$B.F12]" office:value-type="float" office:value="-23.3" calcext:value-type="float">
            <text:p>-23,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B.D13]-[$B.C13]" office:value-type="float" office:value="6.09999999999999" calcext:value-type="float">
            <text:p>6,09999999999999</text:p>
          </table:table-cell>
          <table:table-cell table:formula="of:=[$B.E13]-[$B.C13]" office:value-type="float" office:value="2.89999999999999" calcext:value-type="float">
            <text:p>2,89999999999999</text:p>
          </table:table-cell>
          <table:table-cell table:formula="of:=[$B.G13]-[$B.F13]" office:value-type="float" office:value="2" calcext:value-type="float">
            <text:p>2</text:p>
          </table:table-cell>
          <table:table-cell table:formula="of:=[$B.H13]-[$B.F13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B.D14]-[$B.C14]" office:value-type="float" office:value="-10.9" calcext:value-type="float">
            <text:p>-10,9</text:p>
          </table:table-cell>
          <table:table-cell table:formula="of:=[$B.E14]-[$B.C14]" office:value-type="float" office:value="-0.200000000000003" calcext:value-type="float">
            <text:p>-0,200000000000003</text:p>
          </table:table-cell>
          <table:table-cell table:formula="of:=[$B.G14]-[$B.F14]" office:value-type="float" office:value="1.2" calcext:value-type="float">
            <text:p>1,2</text:p>
          </table:table-cell>
          <table:table-cell table:formula="of:=[$B.H14]-[$B.F14]" office:value-type="float" office:value="4.60000000000001" calcext:value-type="float">
            <text:p>4,6000000000000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B.D15]-[$B.C15]" office:value-type="float" office:value="-33" calcext:value-type="float">
            <text:p>-33</text:p>
          </table:table-cell>
          <table:table-cell table:formula="of:=[$B.E15]-[$B.C15]" office:value-type="float" office:value="-28" calcext:value-type="float">
            <text:p>-28</text:p>
          </table:table-cell>
          <table:table-cell table:formula="of:=[$B.G15]-[$B.F15]" office:value-type="float" office:value="4.09999999999999" calcext:value-type="float">
            <text:p>4,09999999999999</text:p>
          </table:table-cell>
          <table:table-cell table:formula="of:=[$B.H15]-[$B.F15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B.D16]-[$B.C16]" office:value-type="float" office:value="2.10000000000001" calcext:value-type="float">
            <text:p>2,10000000000001</text:p>
          </table:table-cell>
          <table:table-cell table:formula="of:=[$B.E16]-[$B.C16]" office:value-type="float" office:value="3.40000000000001" calcext:value-type="float">
            <text:p>3,40000000000001</text:p>
          </table:table-cell>
          <table:table-cell table:formula="of:=[$B.G16]-[$B.F16]" office:value-type="float" office:value="-1" calcext:value-type="float">
            <text:p>-1</text:p>
          </table:table-cell>
          <table:table-cell table:formula="of:=[$B.H16]-[$B.F16]" office:value-type="float" office:value="-1.7" calcext:value-type="float">
            <text:p>-1,7</text:p>
          </table:table-cell>
          <table:table-cell table:number-columns-repeated="9"/>
          <table:table-cell>
            <draw:frame table:end-cell-address="'B delta'.W31" table:end-x="9.42mm" table:end-y="1.55mm" draw:z-index="3" draw:name="Grafico 6" draw:style-name="gr1" draw:text-style-name="P1" svg:width="156.36mm" svg:height="69.71mm" svg:x="0.63mm" svg:y="4.87mm">
              <draw:object draw:notify-on-update-of-ranges="'B delta'.C1:'B delta'.C1 'B delta'.C20:'B delta'.C25 'B delta'.D1:'B delta'.D1 'B delta'.D20:'B delta'.D25 'B delta'.E1:'B delta'.E1 'B delta'.E20:'B delta'.E25 'B delta'.F1:'B delta'.F1 'B delta'.F20:'B delta'.F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B.D17]-[$B.C17]" office:value-type="float" office:value="0.899999999999999" calcext:value-type="float">
            <text:p>0,899999999999999</text:p>
          </table:table-cell>
          <table:table-cell table:formula="of:=[$B.E17]-[$B.C17]" office:value-type="float" office:value="1.7" calcext:value-type="float">
            <text:p>1,7</text:p>
          </table:table-cell>
          <table:table-cell table:formula="of:=[$B.G17]-[$B.F17]" office:value-type="float" office:value="-7" calcext:value-type="float">
            <text:p>-7</text:p>
          </table:table-cell>
          <table:table-cell table:formula="of:=[$B.H17]-[$B.F17]" office:value-type="float" office:value="-6.6" calcext:value-type="float">
            <text:p>-6,6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B.D18]-[$B.C18]" office:value-type="float" office:value="-0.199999999999989" calcext:value-type="float">
            <text:p>-0,199999999999989</text:p>
          </table:table-cell>
          <table:table-cell table:formula="of:=[$B.E18]-[$B.C18]" office:value-type="float" office:value="-2.59999999999999" calcext:value-type="float">
            <text:p>-2,59999999999999</text:p>
          </table:table-cell>
          <table:table-cell table:formula="of:=[$B.G18]-[$B.F18]" office:value-type="float" office:value="19.3" calcext:value-type="float">
            <text:p>19,3</text:p>
          </table:table-cell>
          <table:table-cell table:formula="of:=[$B.H18]-[$B.F18]" office:value-type="float" office:value="12.2" calcext:value-type="float">
            <text:p>12,2</text:p>
          </table:table-cell>
          <table:table-cell/>
          <table:table-cell>
            <draw:frame table:end-cell-address="'B delta'.O33" table:end-x="15.4mm" table:end-y="4.44mm" draw:z-index="2" draw:name="Grafico 5" draw:style-name="gr1" draw:text-style-name="P1" svg:width="160.61mm" svg:height="75.78mm" svg:x="2.36mm" svg:y="1.7mm">
              <draw:object draw:notify-on-update-of-ranges="'B delta'.C1:'B delta'.C1 'B delta'.C14:'B delta'.C19 'B delta'.D1:'B delta'.D1 'B delta'.D14:'B delta'.D19 'B delta'.E1:'B delta'.E1 'B delta'.E14:'B delta'.E19 'B delta'.F1:'B delta'.F1 'B delta'.F14:'B delta'.F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B.D19]-[$B.C19]" office:value-type="float" office:value="4.2" calcext:value-type="float">
            <text:p>4,2</text:p>
          </table:table-cell>
          <table:table-cell table:formula="of:=[$B.E19]-[$B.C19]" office:value-type="float" office:value="2.40000000000001" calcext:value-type="float">
            <text:p>2,40000000000001</text:p>
          </table:table-cell>
          <table:table-cell table:formula="of:=[$B.G19]-[$B.F19]" office:value-type="float" office:value="-0.5" calcext:value-type="float">
            <text:p>-0,5</text:p>
          </table:table-cell>
          <table:table-cell table:formula="of:=[$B.H19]-[$B.F19]" office:value-type="float" office:value="0.799999999999997" calcext:value-type="float">
            <text:p>0,79999999999999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B.D20]-[$B.C20]" office:value-type="float" office:value="-8.60000000000001" calcext:value-type="float">
            <text:p>-8,60000000000001</text:p>
          </table:table-cell>
          <table:table-cell table:formula="of:=[$B.E20]-[$B.C20]" office:value-type="float" office:value="-0.100000000000009" calcext:value-type="float">
            <text:p>-0,100000000000009</text:p>
          </table:table-cell>
          <table:table-cell table:formula="of:=[$B.G20]-[$B.F20]" office:value-type="float" office:value="1.8" calcext:value-type="float">
            <text:p>1,8</text:p>
          </table:table-cell>
          <table:table-cell table:formula="of:=[$B.H20]-[$B.F20]" office:value-type="float" office:value="3.5" calcext:value-type="float">
            <text:p>3,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B.D21]-[$B.C21]" office:value-type="float" office:value="-5.5" calcext:value-type="float">
            <text:p>-5,5</text:p>
          </table:table-cell>
          <table:table-cell table:formula="of:=[$B.E21]-[$B.C21]" office:value-type="float" office:value="-3.40000000000001" calcext:value-type="float">
            <text:p>-3,40000000000001</text:p>
          </table:table-cell>
          <table:table-cell table:formula="of:=[$B.G21]-[$B.F21]" office:value-type="float" office:value="-3.40000000000001" calcext:value-type="float">
            <text:p>-3,40000000000001</text:p>
          </table:table-cell>
          <table:table-cell table:formula="of:=[$B.H21]-[$B.F21]" office:value-type="float" office:value="2.40000000000001" calcext:value-type="float">
            <text:p>2,4000000000000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B.D22]-[$B.C22]" office:value-type="float" office:value="3.80000000000001" calcext:value-type="float">
            <text:p>3,80000000000001</text:p>
          </table:table-cell>
          <table:table-cell table:formula="of:=[$B.E22]-[$B.C22]" office:value-type="float" office:value="11.4" calcext:value-type="float">
            <text:p>11,4</text:p>
          </table:table-cell>
          <table:table-cell table:formula="of:=[$B.G22]-[$B.F22]" office:value-type="float" office:value="-1.40000000000001" calcext:value-type="float">
            <text:p>-1,40000000000001</text:p>
          </table:table-cell>
          <table:table-cell table:formula="of:=[$B.H22]-[$B.F22]" office:value-type="float" office:value="-0.200000000000003" calcext:value-type="float">
            <text:p>-0,20000000000000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B.D23]-[$B.C23]" office:value-type="float" office:value="-4.6" calcext:value-type="float">
            <text:p>-4,6</text:p>
          </table:table-cell>
          <table:table-cell table:formula="of:=[$B.E23]-[$B.C23]" office:value-type="float" office:value="3" calcext:value-type="float">
            <text:p>3</text:p>
          </table:table-cell>
          <table:table-cell table:formula="of:=[$B.G23]-[$B.F23]" office:value-type="float" office:value="-13.5" calcext:value-type="float">
            <text:p>-13,5</text:p>
          </table:table-cell>
          <table:table-cell table:formula="of:=[$B.H23]-[$B.F23]" office:value-type="float" office:value="-0.299999999999997" calcext:value-type="float">
            <text:p>-0,29999999999999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B.D24]-[$B.C24]" office:value-type="float" office:value="-0.5" calcext:value-type="float">
            <text:p>-0,5</text:p>
          </table:table-cell>
          <table:table-cell table:formula="of:=[$B.E24]-[$B.C24]" office:value-type="float" office:value="0.900000000000006" calcext:value-type="float">
            <text:p>0,900000000000006</text:p>
          </table:table-cell>
          <table:table-cell table:formula="of:=[$B.G24]-[$B.F24]" office:value-type="float" office:value="4.90000000000001" calcext:value-type="float">
            <text:p>4,90000000000001</text:p>
          </table:table-cell>
          <table:table-cell table:formula="of:=[$B.H24]-[$B.F24]" office:value-type="float" office:value="-2.80000000000001" calcext:value-type="float">
            <text:p>-2,8000000000000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B.D25]-[$B.C25]" office:value-type="float" office:value="1.7" calcext:value-type="float">
            <text:p>1,7</text:p>
          </table:table-cell>
          <table:table-cell table:formula="of:=[$B.E25]-[$B.C25]" office:value-type="float" office:value="3.40000000000001" calcext:value-type="float">
            <text:p>3,40000000000001</text:p>
          </table:table-cell>
          <table:table-cell table:formula="of:=[$B.G25]-[$B.F25]" office:value-type="float" office:value="-1.3" calcext:value-type="float">
            <text:p>-1,3</text:p>
          </table:table-cell>
          <table:table-cell table:formula="of:=[$B.H25]-[$B.F25]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</text:p>
          </table:table-cell>
          <table:table-cell office:value-type="string" calcext:value-type="string">
            <text:p>V PR</text:p>
          </table:table-cell>
          <table:table-cell office:value-type="string" calcext:value-type="string">
            <text:p>T PB</text:p>
          </table:table-cell>
          <table:table-cell office:value-type="string" calcext:value-type="string">
            <text:p>V PB</text:p>
          </table:table-cell>
          <table:table-cell office:value-type="string" calcext:value-type="string">
            <text:p>Media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-1.925" calcext:value-type="float">
            <text:p>-1,93</text:p>
          </table:table-cell>
          <table:table-cell table:style-name="ce10" table:formula="of:=AVERAGE([.D2];[.D8];[.D14];[.D20])" office:value-type="float" office:value="4.625" calcext:value-type="float">
            <text:p>4,63</text:p>
          </table:table-cell>
          <table:table-cell table:style-name="ce10" table:formula="of:=AVERAGE([.E2];[.E8];[.E14];[.E20])" office:value-type="float" office:value="0.0499999999999972" calcext:value-type="float">
            <text:p>0,05</text:p>
          </table:table-cell>
          <table:table-cell table:style-name="ce10" table:formula="of:=AVERAGE([.F2];[.F8];[.F14];[.F20])" office:value-type="float" office:value="3.075" calcext:value-type="float">
            <text:p>3,08</text:p>
          </table:table-cell>
          <table:table-cell table:style-name="ce10" table:formula="of:=AVERAGE([.C28:.F28])" office:value-type="float" office:value="1.45625" calcext:value-type="float">
            <text:p>1,4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10" calcext:value-type="float">
            <text:p>-10,00</text:p>
          </table:table-cell>
          <table:table-cell table:style-name="ce10" table:formula="of:=AVERAGE([.D3];[.D9];[.D15];[.D21])" office:value-type="float" office:value="-3.75" calcext:value-type="float">
            <text:p>-3,75</text:p>
          </table:table-cell>
          <table:table-cell table:style-name="ce10" table:formula="of:=AVERAGE([.E3];[.E9];[.E15];[.E21])" office:value-type="float" office:value="1.8" calcext:value-type="float">
            <text:p>1,80</text:p>
          </table:table-cell>
          <table:table-cell table:style-name="ce10" table:formula="of:=AVERAGE([.F3];[.F9];[.F15];[.F21])" office:value-type="float" office:value="2.125" calcext:value-type="float">
            <text:p>2,13</text:p>
          </table:table-cell>
          <table:table-cell table:style-name="ce10" table:formula="of:=AVERAGE([.C29:.F29])" office:value-type="float" office:value="-2.45625" calcext:value-type="float">
            <text:p>-2,4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4];[.C10];[.C16];[.C22])" office:value-type="float" office:value="2.425" calcext:value-type="float">
            <text:p>2,43</text:p>
          </table:table-cell>
          <table:table-cell table:style-name="ce10" table:formula="of:=AVERAGE([.D4];[.D10];[.D16];[.D22])" office:value-type="float" office:value="5.225" calcext:value-type="float">
            <text:p>5,23</text:p>
          </table:table-cell>
          <table:table-cell table:style-name="ce10" table:formula="of:=AVERAGE([.E4];[.E10];[.E16];[.E22])" office:value-type="float" office:value="2.65" calcext:value-type="float">
            <text:p>2,65</text:p>
          </table:table-cell>
          <table:table-cell table:style-name="ce10" table:formula="of:=AVERAGE([.F4];[.F10];[.F16];[.F22])" office:value-type="float" office:value="6.325" calcext:value-type="float">
            <text:p>6,33</text:p>
          </table:table-cell>
          <table:table-cell table:style-name="ce10" table:formula="of:=AVERAGE([.C30:.F30])" office:value-type="float" office:value="4.15625" calcext:value-type="float">
            <text:p>4,1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23];[.C17];[.C11];[.C5])" office:value-type="float" office:value="-1.15" calcext:value-type="float">
            <text:p>-1,15</text:p>
          </table:table-cell>
          <table:table-cell table:style-name="ce10" table:formula="of:=AVERAGE([.D23];[.D17];[.D11];[.D5])" office:value-type="float" office:value="-1.65" calcext:value-type="float">
            <text:p>-1,65</text:p>
          </table:table-cell>
          <table:table-cell table:style-name="ce10" table:formula="of:=AVERAGE([.E23];[.E17];[.E11];[.E5])" office:value-type="float" office:value="-3.725" calcext:value-type="float">
            <text:p>-3,73</text:p>
          </table:table-cell>
          <table:table-cell table:style-name="ce10" table:formula="of:=AVERAGE([.F23];[.F17];[.F11];[.F5])" office:value-type="float" office:value="-1.5" calcext:value-type="float">
            <text:p>-1,50</text:p>
          </table:table-cell>
          <table:table-cell table:style-name="ce10" table:formula="of:=AVERAGE([.C31:.F31])" office:value-type="float" office:value="-2.00625" calcext:value-type="float">
            <text:p>-2,0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2.825" calcext:value-type="float">
            <text:p>-2,83</text:p>
          </table:table-cell>
          <table:table-cell table:style-name="ce10" table:formula="of:=AVERAGE([.D24];[.D18];[.D12];[.D6])" office:value-type="float" office:value="4.77500000000001" calcext:value-type="float">
            <text:p>4,78</text:p>
          </table:table-cell>
          <table:table-cell table:style-name="ce10" table:formula="of:=AVERAGE([.E24];[.E18];[.E12];[.E6])" office:value-type="float" office:value="0.850000000000001" calcext:value-type="float">
            <text:p>0,85</text:p>
          </table:table-cell>
          <table:table-cell table:style-name="ce10" table:formula="of:=AVERAGE([.F24];[.F18];[.F12];[.F6])" office:value-type="float" office:value="-7.65000000000001" calcext:value-type="float">
            <text:p>-7,65</text:p>
          </table:table-cell>
          <table:table-cell table:style-name="ce10" table:formula="of:=AVERAGE([.C32:.F32])" office:value-type="float" office:value="-1.2125" calcext:value-type="float">
            <text:p>-1,2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25];[.C19];[.C13];[.C7])" office:value-type="float" office:value="3.8" calcext:value-type="float">
            <text:p>3,80</text:p>
          </table:table-cell>
          <table:table-cell table:style-name="ce10" table:formula="of:=AVERAGE([.D25];[.D19];[.D13];[.D7])" office:value-type="float" office:value="3.7" calcext:value-type="float">
            <text:p>3,70</text:p>
          </table:table-cell>
          <table:table-cell table:style-name="ce10" table:formula="of:=AVERAGE([.E25];[.E19];[.E13];[.E7])" office:value-type="float" office:value="1.075" calcext:value-type="float">
            <text:p>1,08</text:p>
          </table:table-cell>
          <table:table-cell table:style-name="ce10" table:formula="of:=AVERAGE([.F25];[.F19];[.F13];[.F7])" office:value-type="float" office:value="1.65" calcext:value-type="float">
            <text:p>1,65</text:p>
          </table:table-cell>
          <table:table-cell table:style-name="ce10" table:formula="of:=AVERAGE([.C33:.F33])" office:value-type="float" office:value="2.55625" calcext:value-type="float">
            <text:p>2,56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:.C26])" office:value-type="float" office:value="-1.6125" calcext:value-type="float">
            <text:p>-1,61</text:p>
          </table:table-cell>
          <table:table-cell table:style-name="ce10" table:formula="of:=AVERAGE([.D2:.D26])" office:value-type="float" office:value="2.15416666666667" calcext:value-type="float">
            <text:p>2,15</text:p>
          </table:table-cell>
          <table:table-cell table:style-name="ce10" table:formula="of:=AVERAGE([.E2:.E26])" office:value-type="float" office:value="0.45" calcext:value-type="float">
            <text:p>0,45</text:p>
          </table:table-cell>
          <table:table-cell table:style-name="ce10" table:formula="of:=AVERAGE([.F2:.F26])" office:value-type="float" office:value="0.670833333333333" calcext:value-type="float">
            <text:p>0,67</text:p>
          </table:table-cell>
          <table:table-cell table:style-name="ce10"/>
          <table:table-cell table:number-columns-repeated="57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" table:style-name="ta3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visibility="collapse" table:default-cell-style-name="ce11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visibility="collapse" table:default-cell-style-name="ce11"/>
        <table:table-column table:style-name="co2" table:number-columns-repeated="54" table:default-cell-style-name="Default"/>
        <table:table-row table:style-name="ro1">
          <table:table-cell table:style-name="ce13" office:value-type="string" calcext:value-type="string">
            <text:p>Env</text:p>
          </table:table-cell>
          <table:table-cell table:style-name="ce13" office:value-type="string" calcext:value-type="string">
            <text:p>Team size</text:p>
          </table:table-cell>
          <table:table-cell office:value-type="string" calcext:value-type="string">
            <text:p>PR OR</text:p>
          </table:table-cell>
          <table:table-cell table:style-name="ce13" office:value-type="string" calcext:value-type="string">
            <text:p>T PR C1</text:p>
          </table:table-cell>
          <table:table-cell table:style-name="ce13" office:value-type="string" calcext:value-type="string">
            <text:p>V PR C1 </text:p>
          </table:table-cell>
          <table:table-cell table:style-name="ce13" office:value-type="string" calcext:value-type="string">
            <text:p>V PR C1 no canc</text:p>
          </table:table-cell>
          <table:table-cell office:value-type="string" calcext:value-type="string">
            <text:p>PB OR</text:p>
          </table:table-cell>
          <table:table-cell table:style-name="ce13" office:value-type="string" calcext:value-type="string">
            <text:p>T PB C1</text:p>
          </table:table-cell>
          <table:table-cell table:style-name="ce13" office:value-type="string" calcext:value-type="string">
            <text:p>V PB C1 </text:p>
          </table:table-cell>
          <table:table-cell table:style-name="ce13" office:value-type="string" calcext:value-type="string">
            <text:p>V PB C1 no canc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3.4" calcext:value-type="float">
            <text:p>113,4</text:p>
          </table:table-cell>
          <table:table-cell table:style-name="ce2" office:value-type="float" office:value="124.3" calcext:value-type="float">
            <text:p>124,3</text:p>
          </table:table-cell>
          <table:table-cell table:style-name="ce7" office:value-type="float" office:value="121.5" calcext:value-type="float">
            <text:p>121,5</text:p>
          </table:table-cell>
          <table:table-cell office:value-type="float" office:value="120" calcext:value-type="float">
            <text:p>120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27.1" calcext:value-type="float">
            <text:p>127,1</text:p>
          </table:table-cell>
          <table:table-cell table:style-name="ce7" office:value-type="float" office:value="120.7" calcext:value-type="float">
            <text:p>120,7</text:p>
          </table:table-cell>
          <table:table-cell office:value-type="float" office:value="134.5" calcext:value-type="float">
            <text:p>134,5</text:p>
          </table:table-cell>
          <table:table-cell>
            <draw:frame table:end-cell-address="C.S17" table:end-x="8.19mm" table:end-y="3.3mm" draw:z-index="0" draw:name="Grafico 2" draw:style-name="gr1" draw:text-style-name="P1" svg:width="160.16mm" svg:height="76.07mm" svg:x="16.67mm" svg:y="0.26mm">
              <draw:object draw:notify-on-update-of-ranges="C.C1:C.C1 C.C2:C.C7 C.D1:C.D1 C.D2:C.D7 C.E1:C.E1 C.E2:C.E7 C.F1:C.F1 C.F2:C.F7 C.G1:C.G1 C.G2:C.G7 C.H1:C.H1 C.H2:C.H7 C.I1:C.I1 C.I2:C.I7 C.J1:C.J1 C.J2:C.J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C.AA17" table:end-x="9.52mm" table:end-y="4.76mm" draw:z-index="1" draw:name="Grafico 3" draw:style-name="gr1" draw:text-style-name="P1" svg:width="156.78mm" svg:height="76.07mm" svg:x="0.3mm" svg:y="1.72mm">
              <draw:object draw:notify-on-update-of-ranges="C.C1:C.C1 C.C8:C.C13 C.D1:C.D1 C.D8:C.D13 C.E1:C.E1 C.E8:C.E13 C.F1:C.F1 C.F8:C.F13 C.G1:C.G1 C.G8:C.G13 C.H1:C.H1 C.H8:C.H13 C.I1:C.I1 C.I8:C.I13 C.J1:C.J1 C.J8:C.J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3.9" calcext:value-type="float">
            <text:p>133,9</text:p>
          </table:table-cell>
          <table:table-cell table:style-name="ce2" office:value-type="float" office:value="134" calcext:value-type="float">
            <text:p>134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45.5" calcext:value-type="float">
            <text:p>145,5</text:p>
          </table:table-cell>
          <table:table-cell table:style-name="ce2" office:value-type="float" office:value="137.7" calcext:value-type="float">
            <text:p>137,7</text:p>
          </table:table-cell>
          <table:table-cell table:style-name="ce2" office:value-type="float" office:value="140.8" calcext:value-type="float">
            <text:p>140,8</text:p>
          </table:table-cell>
          <table:table-cell table:style-name="ce7" office:value-type="float" office:value="137.2" calcext:value-type="float">
            <text:p>137,2</text:p>
          </table:table-cell>
          <table:table-cell office:value-type="float" office:value="136.5" calcext:value-type="float">
            <text:p>136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.4" calcext:value-type="float">
            <text:p>85,4</text:p>
          </table:table-cell>
          <table:table-cell table:style-name="ce2" office:value-type="float" office:value="87.5" calcext:value-type="float">
            <text:p>87,5</text:p>
          </table:table-cell>
          <table:table-cell table:style-name="ce7" office:value-type="float" office:value="82.2" calcext:value-type="float">
            <text:p>82,2</text:p>
          </table:table-cell>
          <table:table-cell office:value-type="float" office:value="77.5" calcext:value-type="float">
            <text:p>77,5</text:p>
          </table:table-cell>
          <table:table-cell office:value-type="float" office:value="101.6" calcext:value-type="float">
            <text:p>101,6</text:p>
          </table:table-cell>
          <table:table-cell table:style-name="ce2" office:value-type="float" office:value="111.9" calcext:value-type="float">
            <text:p>111,9</text:p>
          </table:table-cell>
          <table:table-cell table:style-name="ce7" office:value-type="float" office:value="102.7" calcext:value-type="float">
            <text:p>102,7</text:p>
          </table:table-cell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.2" calcext:value-type="float">
            <text:p>57,2</text:p>
          </table:table-cell>
          <table:table-cell table:style-name="ce2" office:value-type="float" office:value="57.9" calcext:value-type="float">
            <text:p>57,9</text:p>
          </table:table-cell>
          <table:table-cell table:style-name="ce7" office:value-type="float" office:value="54.3" calcext:value-type="float">
            <text:p>54,3</text:p>
          </table:table-cell>
          <table:table-cell office:value-type="float" office:value="55" calcext:value-type="float">
            <text:p>55</text:p>
          </table:table-cell>
          <table:table-cell office:value-type="float" office:value="63.8" calcext:value-type="float">
            <text:p>63,8</text:p>
          </table:table-cell>
          <table:table-cell table:style-name="ce2" office:value-type="float" office:value="73.9" calcext:value-type="float">
            <text:p>73,9</text:p>
          </table:table-cell>
          <table:table-cell table:style-name="ce7" office:value-type="float" office:value="64.5" calcext:value-type="float">
            <text:p>64,5</text:p>
          </table:table-cell>
          <table:table-cell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7.7" calcext:value-type="float">
            <text:p>147,7</text:p>
          </table:table-cell>
          <table:table-cell table:style-name="ce2" office:value-type="float" office:value="138.5" calcext:value-type="float">
            <text:p>138,5</text:p>
          </table:table-cell>
          <table:table-cell table:style-name="ce7" office:value-type="float" office:value="142.4" calcext:value-type="float">
            <text:p>142,4</text:p>
          </table:table-cell>
          <table:table-cell office:value-type="float" office:value="146.5" calcext:value-type="float">
            <text:p>146,5</text:p>
          </table:table-cell>
          <table:table-cell office:value-type="float" office:value="248.9" calcext:value-type="float">
            <text:p>248,9</text:p>
          </table:table-cell>
          <table:table-cell table:style-name="ce2" office:value-type="float" office:value="239.7" calcext:value-type="float">
            <text:p>239,7</text:p>
          </table:table-cell>
          <table:table-cell table:style-name="ce7" office:value-type="float" office:value="233.2" calcext:value-type="float">
            <text:p>233,2</text:p>
          </table:table-cell>
          <table:table-cell office:value-type="float" office:value="248" calcext:value-type="float">
            <text:p>248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,2</text:p>
          </table:table-cell>
          <table:table-cell table:style-name="ce2" office:value-type="float" office:value="74.7" calcext:value-type="float">
            <text:p>74,7</text:p>
          </table:table-cell>
          <table:table-cell table:style-name="ce7" office:value-type="float" office:value="80.1" calcext:value-type="float">
            <text:p>80,1</text:p>
          </table:table-cell>
          <table:table-cell office:value-type="float" office:value="72.5" calcext:value-type="float">
            <text:p>72,5</text:p>
          </table:table-cell>
          <table:table-cell office:value-type="float" office:value="87.8" calcext:value-type="float">
            <text:p>87,8</text:p>
          </table:table-cell>
          <table:table-cell table:style-name="ce2" office:value-type="float" office:value="90.2" calcext:value-type="float">
            <text:p>90,2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5.5" calcext:value-type="float">
            <text:p>85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.1" calcext:value-type="float">
            <text:p>113,1</text:p>
          </table:table-cell>
          <table:table-cell table:style-name="ce2" office:value-type="float" office:value="117.5" calcext:value-type="float">
            <text:p>117,5</text:p>
          </table:table-cell>
          <table:table-cell table:style-name="ce7" office:value-type="float" office:value="115.9" calcext:value-type="float">
            <text:p>115,9</text:p>
          </table:table-cell>
          <table:table-cell office:value-type="float" office:value="99.5" calcext:value-type="float">
            <text:p>99,5</text:p>
          </table:table-cell>
          <table:table-cell office:value-type="float" office:value="118.1" calcext:value-type="float">
            <text:p>118,1</text:p>
          </table:table-cell>
          <table:table-cell table:style-name="ce2" office:value-type="float" office:value="117.8" calcext:value-type="float">
            <text:p>117,8</text:p>
          </table:table-cell>
          <table:table-cell table:style-name="ce7" office:value-type="float" office:value="119.9" calcext:value-type="float">
            <text:p>119,9</text:p>
          </table:table-cell>
          <table:table-cell office:value-type="float" office:value="122" calcext:value-type="float">
            <text:p>122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8.4" calcext:value-type="float">
            <text:p>138,4</text:p>
          </table:table-cell>
          <table:table-cell table:style-name="ce2" office:value-type="float" office:value="134.6" calcext:value-type="float">
            <text:p>134,6</text:p>
          </table:table-cell>
          <table:table-cell table:style-name="ce7" office:value-type="float" office:value="135.8" calcext:value-type="float">
            <text:p>135,8</text:p>
          </table:table-cell>
          <table:table-cell office:value-type="float" office:value="147" calcext:value-type="float">
            <text:p>147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40.1" calcext:value-type="float">
            <text:p>140,1</text:p>
          </table:table-cell>
          <table:table-cell table:style-name="ce7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82.5" calcext:value-type="float">
            <text:p>82,5</text:p>
          </table:table-cell>
          <table:table-cell table:style-name="ce7" office:value-type="float" office:value="79.1" calcext:value-type="float">
            <text:p>79,1</text:p>
          </table:table-cell>
          <table:table-cell office:value-type="float" office:value="75" calcext:value-type="float">
            <text:p>75</text:p>
          </table:table-cell>
          <table:table-cell office:value-type="float" office:value="81.2" calcext:value-type="float">
            <text:p>81,2</text:p>
          </table:table-cell>
          <table:table-cell table:style-name="ce2" office:value-type="float" office:value="84.6" calcext:value-type="float">
            <text:p>84,6</text:p>
          </table:table-cell>
          <table:table-cell table:style-name="ce7" office:value-type="float" office:value="80.5" calcext:value-type="float">
            <text:p>80,5</text:p>
          </table:table-cell>
          <table:table-cell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table:style-name="ce2" office:value-type="float" office:value="57.3" calcext:value-type="float">
            <text:p>57,3</text:p>
          </table:table-cell>
          <table:table-cell table:style-name="ce7" office:value-type="float" office:value="57.1" calcext:value-type="float">
            <text:p>57,1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,2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float" office:value="60.8" calcext:value-type="float">
            <text:p>60,8</text:p>
          </table:table-cell>
          <table:table-cell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.3" calcext:value-type="float">
            <text:p>149,3</text:p>
          </table:table-cell>
          <table:table-cell table:style-name="ce2" office:value-type="float" office:value="145.4" calcext:value-type="float">
            <text:p>145,4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61.9" calcext:value-type="float">
            <text:p>161,9</text:p>
          </table:table-cell>
          <table:table-cell table:style-name="ce2" office:value-type="float" office:value="134.6" calcext:value-type="float">
            <text:p>134,6</text:p>
          </table:table-cell>
          <table:table-cell table:style-name="ce7" office:value-type="float" office:value="135.7" calcext:value-type="float">
            <text:p>135,7</text:p>
          </table:table-cell>
          <table:table-cell office:value-type="float" office:value="156.5" calcext:value-type="float">
            <text:p>15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,9</text:p>
          </table:table-cell>
          <table:table-cell table:style-name="ce2" office:value-type="float" office:value="72.5" calcext:value-type="float">
            <text:p>72,5</text:p>
          </table:table-cell>
          <table:table-cell table:style-name="ce7" office:value-type="float" office:value="77.3" calcext:value-type="float">
            <text:p>77,3</text:p>
          </table:table-cell>
          <table:table-cell office:value-type="float" office:value="72.5" calcext:value-type="float">
            <text:p>72,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3.5" calcext:value-type="float">
            <text:p>73,5</text:p>
          </table:table-cell>
          <table:table-cell table:style-name="ce7" office:value-type="float" office:value="75.4" calcext:value-type="float">
            <text:p>75,4</text:p>
          </table:table-cell>
          <table:table-cell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3.4" calcext:value-type="float">
            <text:p>123,4</text:p>
          </table:table-cell>
          <table:table-cell table:style-name="ce2" office:value-type="float" office:value="123.9" calcext:value-type="float">
            <text:p>123,9</text:p>
          </table:table-cell>
          <table:table-cell table:style-name="ce7" office:value-type="float" office:value="119.1" calcext:value-type="float">
            <text:p>119,1</text:p>
          </table:table-cell>
          <table:table-cell office:value-type="float" office:value="127" calcext:value-type="float">
            <text:p>127</text:p>
          </table:table-cell>
          <table:table-cell office:value-type="float" office:value="123.7" calcext:value-type="float">
            <text:p>123,7</text:p>
          </table:table-cell>
          <table:table-cell table:style-name="ce2" office:value-type="float" office:value="115.8" calcext:value-type="float">
            <text:p>115,8</text:p>
          </table:table-cell>
          <table:table-cell table:style-name="ce7" office:value-type="float" office:value="102.5" calcext:value-type="float">
            <text:p>102,5</text:p>
          </table:table-cell>
          <table:table-cell office:value-type="float" office:value="128.5" calcext:value-type="float">
            <text:p>128,5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float" office:value="141.2" calcext:value-type="float">
            <text:p>141,2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141.1" calcext:value-type="float">
            <text:p>141,1</text:p>
          </table:table-cell>
          <table:table-cell table:style-name="ce2" office:value-type="float" office:value="138.8" calcext:value-type="float">
            <text:p>138,8</text:p>
          </table:table-cell>
          <table:table-cell table:style-name="ce7" office:value-type="float" office:value="137.9" calcext:value-type="float">
            <text:p>137,9</text:p>
          </table:table-cell>
          <table:table-cell office:value-type="float" office:value="137.5" calcext:value-type="float">
            <text:p>137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6.6" calcext:value-type="float">
            <text:p>76,6</text:p>
          </table:table-cell>
          <table:table-cell table:style-name="ce2" office:value-type="float" office:value="74.8" calcext:value-type="float">
            <text:p>74,8</text:p>
          </table:table-cell>
          <table:table-cell table:style-name="ce7" office:value-type="float" office:value="82.8" calcext:value-type="float">
            <text:p>82,8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,3</text:p>
          </table:table-cell>
          <table:table-cell table:style-name="ce2" office:value-type="float" office:value="85.9" calcext:value-type="float">
            <text:p>85,9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77.5" calcext:value-type="float">
            <text:p>7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,6</text:p>
          </table:table-cell>
          <table:table-cell table:style-name="ce2" office:value-type="float" office:value="57.7" calcext:value-type="float">
            <text:p>57,7</text:p>
          </table:table-cell>
          <table:table-cell table:style-name="ce7" office:value-type="float" office:value="55.7" calcext:value-type="float">
            <text:p>55,7</text:p>
          </table:table-cell>
          <table:table-cell office:value-type="float" office:value="58" calcext:value-type="float">
            <text:p>58</text:p>
          </table:table-cell>
          <table:table-cell office:value-type="float" office:value="61.4" calcext:value-type="float">
            <text:p>61,4</text:p>
          </table:table-cell>
          <table:table-cell table:style-name="ce2" office:value-type="float" office:value="52.3" calcext:value-type="float">
            <text:p>52,3</text:p>
          </table:table-cell>
          <table:table-cell table:style-name="ce7" office:value-type="float" office:value="58.1" calcext:value-type="float">
            <text:p>58,1</text:p>
          </table:table-cell>
          <table:table-cell office:value-type="float" office:value="51.5" calcext:value-type="float">
            <text:p>51,5</text:p>
          </table:table-cell>
          <table:table-cell/>
          <table:table-cell>
            <draw:frame table:end-cell-address="C.S33" table:end-x="9.52mm" table:end-y="0.55mm" draw:z-index="2" draw:name="Grafico 4" draw:style-name="gr1" draw:text-style-name="P1" svg:width="156.78mm" svg:height="76.22mm" svg:x="0.3mm" svg:y="2.24mm">
              <draw:object draw:notify-on-update-of-ranges="C.C1:C.C1 C.C14:C.C19 C.D1:C.D1 C.D14:C.D19 C.E1:C.E1 C.E14:C.E19 C.F1:C.F1 C.F14:C.F19 C.G1:C.G1 C.G14:C.G19 C.H1:C.H1 C.H14:C.H19 C.I1:C.I1 C.I14:C.I19 C.J1:C.J1 C.J14:C.J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C.AA33" table:end-x="9.83mm" table:end-y="0.54mm" draw:z-index="3" draw:name="Grafico 5" draw:style-name="gr1" draw:text-style-name="P1" svg:width="156.79mm" svg:height="76.22mm" svg:x="0.6mm" svg:y="2.23mm">
              <draw:object draw:notify-on-update-of-ranges="C.C1:C.C1 C.C20:C.C25 C.D1:C.D1 C.D20:C.D25 C.E1:C.E1 C.E20:C.E25 C.F1:C.F1 C.F20:C.F25 C.G1:C.G1 C.G20:C.G25 C.H1:C.H1 C.H20:C.H25 C.I1:C.I1 C.I20:C.I25 C.J1:C.J1 C.J20:C.J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.1" calcext:value-type="float">
            <text:p>134,1</text:p>
          </table:table-cell>
          <table:table-cell table:style-name="ce2" office:value-type="float" office:value="138.8" calcext:value-type="float">
            <text:p>138,8</text:p>
          </table:table-cell>
          <table:table-cell table:style-name="ce7" office:value-type="float" office:value="142.2" calcext:value-type="float">
            <text:p>142,2</text:p>
          </table:table-cell>
          <table:table-cell office:value-type="float" office:value="130" calcext:value-type="float">
            <text:p>130</text:p>
          </table:table-cell>
          <table:table-cell office:value-type="float" office:value="171.1" calcext:value-type="float">
            <text:p>171,1</text:p>
          </table:table-cell>
          <table:table-cell table:style-name="ce2" office:value-type="float" office:value="168.2" calcext:value-type="float">
            <text:p>168,2</text:p>
          </table:table-cell>
          <table:table-cell table:style-name="ce7" office:value-type="float" office:value="189.1" calcext:value-type="float">
            <text:p>189,1</text:p>
          </table:table-cell>
          <table:table-cell office:value-type="float" office:value="169.5" calcext:value-type="float">
            <text:p>169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.1" calcext:value-type="float">
            <text:p>72,1</text:p>
          </table:table-cell>
          <table:table-cell table:style-name="ce2" office:value-type="float" office:value="71.1" calcext:value-type="float">
            <text:p>71,1</text:p>
          </table:table-cell>
          <table:table-cell table:style-name="ce7" office:value-type="float" office:value="77.1" calcext:value-type="float">
            <text:p>77,1</text:p>
          </table:table-cell>
          <table:table-cell office:value-type="float" office:value="80" calcext:value-type="float">
            <text:p>80</text:p>
          </table:table-cell>
          <table:table-cell office:value-type="float" office:value="78.3" calcext:value-type="float">
            <text:p>78,3</text:p>
          </table:table-cell>
          <table:table-cell table:style-name="ce2" office:value-type="float" office:value="74.8" calcext:value-type="float">
            <text:p>74,8</text:p>
          </table:table-cell>
          <table:table-cell table:style-name="ce7" office:value-type="float" office:value="76.7" calcext:value-type="float">
            <text:p>76,7</text:p>
          </table:table-cell>
          <table:table-cell office:value-type="float" office:value="74.5" calcext:value-type="float">
            <text:p>74,5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5.9" calcext:value-type="float">
            <text:p>115,9</text:p>
          </table:table-cell>
          <table:table-cell table:style-name="ce2" office:value-type="float" office:value="115.9" calcext:value-type="float">
            <text:p>115,9</text:p>
          </table:table-cell>
          <table:table-cell table:style-name="ce2" office:value-type="float" office:value="120.8" calcext:value-type="float">
            <text:p>120,8</text:p>
          </table:table-cell>
          <table:table-cell office:value-type="float" office:value="119" calcext:value-type="float">
            <text:p>119</text:p>
          </table:table-cell>
          <table:table-cell office:value-type="float" office:value="104.5" calcext:value-type="float">
            <text:p>104,5</text:p>
          </table:table-cell>
          <table:table-cell table:style-name="ce2" office:value-type="float" office:value="106.5" calcext:value-type="float">
            <text:p>106,5</text:p>
          </table:table-cell>
          <table:table-cell table:style-name="ce2" office:value-type="float" office:value="112.7" calcext:value-type="float">
            <text:p>112,7</text:p>
          </table:table-cell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139.7" calcext:value-type="float">
            <text:p>139,7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146.5" calcext:value-type="float">
            <text:p>146,5</text:p>
          </table:table-cell>
          <table:table-cell table:style-name="ce2" office:value-type="float" office:value="133.6" calcext:value-type="float">
            <text:p>133,6</text:p>
          </table:table-cell>
          <table:table-cell table:style-name="ce2" office:value-type="float" office:value="132.1" calcext:value-type="float">
            <text:p>132,1</text:p>
          </table:table-cell>
          <table:table-cell table:style-name="ce2" office:value-type="float" office:value="131.7" calcext:value-type="float">
            <text:p>131,7</text:p>
          </table:table-cell>
          <table:table-cell office:value-type="float" office:value="131.5" calcext:value-type="float">
            <text:p>131,5</text:p>
          </table:table-cell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.1" calcext:value-type="float">
            <text:p>70,1</text:p>
          </table:table-cell>
          <table:table-cell table:style-name="ce2" office:value-type="float" office:value="77.1" calcext:value-type="float">
            <text:p>77,1</text:p>
          </table:table-cell>
          <table:table-cell table:style-name="ce2" office:value-type="float" office:value="80.9" calcext:value-type="float">
            <text:p>80,9</text:p>
          </table:table-cell>
          <table:table-cell office:value-type="float" office:value="82" calcext:value-type="float">
            <text:p>82</text:p>
          </table:table-cell>
          <table:table-cell office:value-type="float" office:value="84.7" calcext:value-type="float">
            <text:p>84,7</text:p>
          </table:table-cell>
          <table:table-cell table:style-name="ce2" office:value-type="float" office:value="78.6" calcext:value-type="float">
            <text:p>78,6</text:p>
          </table:table-cell>
          <table:table-cell table:style-name="ce2" office:value-type="float" office:value="86.8" calcext:value-type="float">
            <text:p>86,8</text:p>
          </table:table-cell>
          <table:table-cell office:value-type="float" office:value="87.5" calcext:value-type="float">
            <text:p>87,5</text:p>
          </table:table-cell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.6" calcext:value-type="float">
            <text:p>51,6</text:p>
          </table:table-cell>
          <table:table-cell table:style-name="ce2" office:value-type="float" office:value="57.6" calcext:value-type="float">
            <text:p>57,6</text:p>
          </table:table-cell>
          <table:table-cell table:style-name="ce2" office:value-type="float" office:value="54.4" calcext:value-type="float">
            <text:p>54,4</text:p>
          </table:table-cell>
          <table:table-cell office:value-type="float" office:value="56.5" calcext:value-type="float">
            <text:p>56,5</text:p>
          </table:table-cell>
          <table:table-cell office:value-type="float" office:value="64.8" calcext:value-type="float">
            <text:p>64,8</text:p>
          </table:table-cell>
          <table:table-cell table:style-name="ce2" office:value-type="float" office:value="73.3" calcext:value-type="float">
            <text:p>73,3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31.9" calcext:value-type="float">
            <text:p>131,9</text:p>
          </table:table-cell>
          <table:table-cell table:style-name="ce2" office:value-type="float" office:value="142.6" calcext:value-type="float">
            <text:p>142,6</text:p>
          </table:table-cell>
          <table:table-cell office:value-type="float" office:value="137" calcext:value-type="float">
            <text:p>137</text:p>
          </table:table-cell>
          <table:table-cell office:value-type="float" office:value="136.9" calcext:value-type="float">
            <text:p>136,9</text:p>
          </table:table-cell>
          <table:table-cell table:style-name="ce2" office:value-type="float" office:value="139.2" calcext:value-type="float">
            <text:p>139,2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146.5" calcext:value-type="float">
            <text:p>146,5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5.3" calcext:value-type="float">
            <text:p>75,3</text:p>
          </table:table-cell>
          <table:table-cell table:style-name="ce2" office:value-type="float" office:value="77.7" calcext:value-type="float">
            <text:p>77,7</text:p>
          </table:table-cell>
          <table:table-cell office:value-type="float" office:value="78.5" calcext:value-type="float">
            <text:p>78,5</text:p>
          </table:table-cell>
          <table:table-cell office:value-type="float" office:value="74.7" calcext:value-type="float">
            <text:p>74,7</text:p>
          </table:table-cell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74.6" calcext:value-type="float">
            <text:p>74,6</text:p>
          </table:table-cell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 delta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$C.D2]-[$C.C2]" office:value-type="float" office:value="10.9" calcext:value-type="float">
            <text:p>10,9</text:p>
          </table:table-cell>
          <table:table-cell table:formula="of:=[$C.E2]-[$C.C2]" office:value-type="float" office:value="8.09999999999999" calcext:value-type="float">
            <text:p>8,09999999999999</text:p>
          </table:table-cell>
          <table:table-cell table:formula="of:=[$C.F2]-[$C.C2]" office:value-type="float" office:value="6.59999999999999" calcext:value-type="float">
            <text:p>6,59999999999999</text:p>
          </table:table-cell>
          <table:table-cell table:formula="of:=[$C.H2]-[$C.G2]" office:value-type="float" office:value="11.2" calcext:value-type="float">
            <text:p>11,2</text:p>
          </table:table-cell>
          <table:table-cell table:formula="of:=[$C.I2]-[$C.G2]" office:value-type="float" office:value="4.8" calcext:value-type="float">
            <text:p>4,8</text:p>
          </table:table-cell>
          <table:table-cell table:formula="of:=[$C.J2]-[$C.G2]" office:value-type="float" office:value="18.6" calcext:value-type="float">
            <text:p>18,6</text:p>
          </table:table-cell>
          <table:table-cell/>
          <table:table-cell>
            <draw:frame table:end-cell-address="'C delta'.Q16" table:end-x="8.46mm" table:end-y="2.24mm" draw:z-index="0" draw:name="Grafico 1" draw:style-name="gr1" draw:text-style-name="P1" svg:width="156.01mm" svg:height="69.76mm" svg:x="0mm" svg:y="0.66mm">
              <draw:object draw:notify-on-update-of-ranges="'C delta'.C1:'C delta'.C1 'C delta'.C2:'C delta'.C7 'C delta'.D1:'C delta'.D1 'C delta'.D2:'C delta'.D7 'C delta'.E1:'C delta'.E1 'C delta'.E2:'C delta'.E7 'C delta'.F1:'C delta'.F1 'C delta'.F2:'C delta'.F7 'C delta'.G1:'C delta'.G1 'C delta'.G2:'C delta'.G7 'C delta'.H1:'C delta'.H1 'C delta'.H2:'C delta'.H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'C delta'.Y16" table:end-x="9.09mm" table:end-y="2.21mm" draw:z-index="1" draw:name="Grafico 2" draw:style-name="gr1" draw:text-style-name="P1" svg:width="156.47mm" svg:height="69.76mm" svg:x="0.17mm" svg:y="0.63mm">
              <draw:object draw:notify-on-update-of-ranges="'C delta'.C1:'C delta'.C1 'C delta'.C8:'C delta'.C13 'C delta'.D1:'C delta'.D1 'C delta'.D8:'C delta'.D13 'C delta'.E1:'C delta'.E1 'C delta'.E8:'C delta'.E13 'C delta'.F1:'C delta'.F1 'C delta'.F8:'C delta'.F13 'C delta'.G1:'C delta'.G1 'C delta'.G8:'C delta'.G13 'C delta'.H1:'C delta'.H1 'C delta'.H8:'C delta'.H1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C.D3]-[$C.C3]" office:value-type="float" office:value="0.0999999999999943" calcext:value-type="float">
            <text:p>0,099999999999994</text:p>
          </table:table-cell>
          <table:table-cell table:formula="of:=[$C.E3]-[$C.C3]" office:value-type="float" office:value="2.09999999999999" calcext:value-type="float">
            <text:p>2,09999999999999</text:p>
          </table:table-cell>
          <table:table-cell table:formula="of:=[$C.F3]-[$C.C3]" office:value-type="float" office:value="11.6" calcext:value-type="float">
            <text:p>11,6</text:p>
          </table:table-cell>
          <table:table-cell table:formula="of:=[$C.H3]-[$C.G3]" office:value-type="float" office:value="3.10000000000002" calcext:value-type="float">
            <text:p>3,10000000000002</text:p>
          </table:table-cell>
          <table:table-cell table:formula="of:=[$C.I3]-[$C.G3]" office:value-type="float" office:value="-0.5" calcext:value-type="float">
            <text:p>-0,5</text:p>
          </table:table-cell>
          <table:table-cell table:formula="of:=[$C.J3]-[$C.G3]" office:value-type="float" office:value="-1.19999999999999" calcext:value-type="float">
            <text:p>-1,1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$C.D4]-[$C.C4]" office:value-type="float" office:value="2.09999999999999" calcext:value-type="float">
            <text:p>2,09999999999999</text:p>
          </table:table-cell>
          <table:table-cell table:formula="of:=[$C.E4]-[$C.C4]" office:value-type="float" office:value="-3.2" calcext:value-type="float">
            <text:p>-3,2</text:p>
          </table:table-cell>
          <table:table-cell table:formula="of:=[$C.F4]-[$C.C4]" office:value-type="float" office:value="-7.90000000000001" calcext:value-type="float">
            <text:p>-7,90000000000001</text:p>
          </table:table-cell>
          <table:table-cell table:formula="of:=[$C.H4]-[$C.G4]" office:value-type="float" office:value="10.3" calcext:value-type="float">
            <text:p>10,3</text:p>
          </table:table-cell>
          <table:table-cell table:formula="of:=[$C.I4]-[$C.G4]" office:value-type="float" office:value="1.10000000000001" calcext:value-type="float">
            <text:p>1,10000000000001</text:p>
          </table:table-cell>
          <table:table-cell table:formula="of:=[$C.J4]-[$C.G4]" office:value-type="float" office:value="-2.59999999999999" calcext:value-type="float">
            <text:p>-2,5999999999999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$C.D5]-[$C.C5]" office:value-type="float" office:value="0.699999999999996" calcext:value-type="float">
            <text:p>0,699999999999996</text:p>
          </table:table-cell>
          <table:table-cell table:formula="of:=[$C.E5]-[$C.C5]" office:value-type="float" office:value="-2.90000000000001" calcext:value-type="float">
            <text:p>-2,90000000000001</text:p>
          </table:table-cell>
          <table:table-cell table:formula="of:=[$C.F5]-[$C.C5]" office:value-type="float" office:value="-2.2" calcext:value-type="float">
            <text:p>-2,2</text:p>
          </table:table-cell>
          <table:table-cell table:formula="of:=[$C.H5]-[$C.G5]" office:value-type="float" office:value="10.1" calcext:value-type="float">
            <text:p>10,1</text:p>
          </table:table-cell>
          <table:table-cell table:formula="of:=[$C.I5]-[$C.G5]" office:value-type="float" office:value="0.700000000000003" calcext:value-type="float">
            <text:p>0,700000000000003</text:p>
          </table:table-cell>
          <table:table-cell table:formula="of:=[$C.J5]-[$C.G5]" office:value-type="float" office:value="-7.8" calcext:value-type="float">
            <text:p>-7,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$C.D6]-[$C.C6]" office:value-type="float" office:value="-9.19999999999999" calcext:value-type="float">
            <text:p>-9,19999999999999</text:p>
          </table:table-cell>
          <table:table-cell table:formula="of:=[$C.E6]-[$C.C6]" office:value-type="float" office:value="-5.29999999999998" calcext:value-type="float">
            <text:p>-5,29999999999998</text:p>
          </table:table-cell>
          <table:table-cell table:formula="of:=[$C.F6]-[$C.C6]" office:value-type="float" office:value="-1.19999999999999" calcext:value-type="float">
            <text:p>-1,19999999999999</text:p>
          </table:table-cell>
          <table:table-cell table:formula="of:=[$C.H6]-[$C.G6]" office:value-type="float" office:value="-9.20000000000002" calcext:value-type="float">
            <text:p>-9,20000000000002</text:p>
          </table:table-cell>
          <table:table-cell table:formula="of:=[$C.I6]-[$C.G6]" office:value-type="float" office:value="-15.7" calcext:value-type="float">
            <text:p>-15,7</text:p>
          </table:table-cell>
          <table:table-cell table:formula="of:=[$C.J6]-[$C.G6]" office:value-type="float" office:value="-0.900000000000006" calcext:value-type="float">
            <text:p>-0,900000000000006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$C.D7]-[$C.C7]" office:value-type="float" office:value="1.5" calcext:value-type="float">
            <text:p>1,5</text:p>
          </table:table-cell>
          <table:table-cell table:formula="of:=[$C.E7]-[$C.C7]" office:value-type="float" office:value="6.89999999999999" calcext:value-type="float">
            <text:p>6,89999999999999</text:p>
          </table:table-cell>
          <table:table-cell table:formula="of:=[$C.F7]-[$C.C7]" office:value-type="float" office:value="-0.700000000000003" calcext:value-type="float">
            <text:p>-0,700000000000003</text:p>
          </table:table-cell>
          <table:table-cell table:formula="of:=[$C.H7]-[$C.G7]" office:value-type="float" office:value="2.40000000000001" calcext:value-type="float">
            <text:p>2,40000000000001</text:p>
          </table:table-cell>
          <table:table-cell table:formula="of:=[$C.I7]-[$C.G7]" office:value-type="float" office:value="13.2" calcext:value-type="float">
            <text:p>13,2</text:p>
          </table:table-cell>
          <table:table-cell table:formula="of:=[$C.J7]-[$C.G7]" office:value-type="float" office:value="-2.3" calcext:value-type="float">
            <text:p>-2,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$C.D8]-[$C.C8]" office:value-type="float" office:value="4.40000000000001" calcext:value-type="float">
            <text:p>4,40000000000001</text:p>
          </table:table-cell>
          <table:table-cell table:formula="of:=[$C.E8]-[$C.C8]" office:value-type="float" office:value="2.80000000000001" calcext:value-type="float">
            <text:p>2,80000000000001</text:p>
          </table:table-cell>
          <table:table-cell table:formula="of:=[$C.F8]-[$C.C8]" office:value-type="float" office:value="-13.6" calcext:value-type="float">
            <text:p>-13,6</text:p>
          </table:table-cell>
          <table:table-cell table:formula="of:=[$C.H8]-[$C.G8]" office:value-type="float" office:value="-0.299999999999997" calcext:value-type="float">
            <text:p>-0,299999999999997</text:p>
          </table:table-cell>
          <table:table-cell table:formula="of:=[$C.I8]-[$C.G8]" office:value-type="float" office:value="1.80000000000001" calcext:value-type="float">
            <text:p>1,80000000000001</text:p>
          </table:table-cell>
          <table:table-cell table:formula="of:=[$C.J8]-[$C.G8]" office:value-type="float" office:value="3.90000000000001" calcext:value-type="float">
            <text:p>3,9000000000000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$C.D9]-[$C.C9]" office:value-type="float" office:value="-3.80000000000001" calcext:value-type="float">
            <text:p>-3,80000000000001</text:p>
          </table:table-cell>
          <table:table-cell table:formula="of:=[$C.E9]-[$C.C9]" office:value-type="float" office:value="-2.59999999999999" calcext:value-type="float">
            <text:p>-2,59999999999999</text:p>
          </table:table-cell>
          <table:table-cell table:formula="of:=[$C.F9]-[$C.C9]" office:value-type="float" office:value="8.59999999999999" calcext:value-type="float">
            <text:p>8,59999999999999</text:p>
          </table:table-cell>
          <table:table-cell table:formula="of:=[$C.H9]-[$C.G9]" office:value-type="float" office:value="3.59999999999999" calcext:value-type="float">
            <text:p>3,59999999999999</text:p>
          </table:table-cell>
          <table:table-cell table:formula="of:=[$C.I9]-[$C.G9]" office:value-type="float" office:value="4.5" calcext:value-type="float">
            <text:p>4,5</text:p>
          </table:table-cell>
          <table:table-cell table:formula="of:=[$C.J9]-[$C.G9]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C.D10]-[$C.C10]" office:value-type="float" office:value="-0.5" calcext:value-type="float">
            <text:p>-0,5</text:p>
          </table:table-cell>
          <table:table-cell table:formula="of:=[$C.E10]-[$C.C10]" office:value-type="float" office:value="-3.90000000000001" calcext:value-type="float">
            <text:p>-3,90000000000001</text:p>
          </table:table-cell>
          <table:table-cell table:formula="of:=[$C.F10]-[$C.C10]" office:value-type="float" office:value="-8" calcext:value-type="float">
            <text:p>-8</text:p>
          </table:table-cell>
          <table:table-cell table:formula="of:=[$C.H10]-[$C.G10]" office:value-type="float" office:value="3.39999999999999" calcext:value-type="float">
            <text:p>3,39999999999999</text:p>
          </table:table-cell>
          <table:table-cell table:formula="of:=[$C.I10]-[$C.G10]" office:value-type="float" office:value="-0.700000000000003" calcext:value-type="float">
            <text:p>-0,700000000000003</text:p>
          </table:table-cell>
          <table:table-cell table:formula="of:=[$C.J10]-[$C.G10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$C.D11]-[$C.C11]" office:value-type="float" office:value="-0.100000000000001" calcext:value-type="float">
            <text:p>-0,100000000000001</text:p>
          </table:table-cell>
          <table:table-cell table:formula="of:=[$C.E11]-[$C.C11]" office:value-type="float" office:value="-0.299999999999997" calcext:value-type="float">
            <text:p>-0,299999999999997</text:p>
          </table:table-cell>
          <table:table-cell table:formula="of:=[$C.F11]-[$C.C11]" office:value-type="float" office:value="-4.4" calcext:value-type="float">
            <text:p>-4,4</text:p>
          </table:table-cell>
          <table:table-cell table:formula="of:=[$C.H11]-[$C.G11]" office:value-type="float" office:value="-2.2" calcext:value-type="float">
            <text:p>-2,2</text:p>
          </table:table-cell>
          <table:table-cell table:formula="of:=[$C.I11]-[$C.G11]" office:value-type="float" office:value="1.59999999999999" calcext:value-type="float">
            <text:p>1,59999999999999</text:p>
          </table:table-cell>
          <table:table-cell table:formula="of:=[$C.J11]-[$C.G11]" office:value-type="float" office:value="-2.2" calcext:value-type="float">
            <text:p>-2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$C.D12]-[$C.C12]" office:value-type="float" office:value="-3.90000000000001" calcext:value-type="float">
            <text:p>-3,90000000000001</text:p>
          </table:table-cell>
          <table:table-cell table:formula="of:=[$C.E12]-[$C.C12]" office:value-type="float" office:value="0.699999999999989" calcext:value-type="float">
            <text:p>0,699999999999989</text:p>
          </table:table-cell>
          <table:table-cell table:formula="of:=[$C.F12]-[$C.C12]" office:value-type="float" office:value="7.69999999999999" calcext:value-type="float">
            <text:p>7,69999999999999</text:p>
          </table:table-cell>
          <table:table-cell table:formula="of:=[$C.H12]-[$C.G12]" office:value-type="float" office:value="-27.3" calcext:value-type="float">
            <text:p>-27,3</text:p>
          </table:table-cell>
          <table:table-cell table:formula="of:=[$C.I12]-[$C.G12]" office:value-type="float" office:value="-26.2" calcext:value-type="float">
            <text:p>-26,2</text:p>
          </table:table-cell>
          <table:table-cell table:formula="of:=[$C.J12]-[$C.G12]" office:value-type="float" office:value="-5.40000000000001" calcext:value-type="float">
            <text:p>-5,4000000000000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$C.D13]-[$C.C13]" office:value-type="float" office:value="-0.400000000000006" calcext:value-type="float">
            <text:p>-0,400000000000006</text:p>
          </table:table-cell>
          <table:table-cell table:formula="of:=[$C.E13]-[$C.C13]" office:value-type="float" office:value="4.39999999999999" calcext:value-type="float">
            <text:p>4,39999999999999</text:p>
          </table:table-cell>
          <table:table-cell table:formula="of:=[$C.F13]-[$C.C13]" office:value-type="float" office:value="-0.400000000000006" calcext:value-type="float">
            <text:p>-0,400000000000006</text:p>
          </table:table-cell>
          <table:table-cell table:formula="of:=[$C.H13]-[$C.G13]" office:value-type="float" office:value="-0.5" calcext:value-type="float">
            <text:p>-0,5</text:p>
          </table:table-cell>
          <table:table-cell table:formula="of:=[$C.I13]-[$C.G13]" office:value-type="float" office:value="1.40000000000001" calcext:value-type="float">
            <text:p>1,40000000000001</text:p>
          </table:table-cell>
          <table:table-cell table:formula="of:=[$C.J13]-[$C.G13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$C.D14]-[$C.C14]" office:value-type="float" office:value="0.5" calcext:value-type="float">
            <text:p>0,5</text:p>
          </table:table-cell>
          <table:table-cell table:formula="of:=[$C.E14]-[$C.C14]" office:value-type="float" office:value="-4.30000000000001" calcext:value-type="float">
            <text:p>-4,30000000000001</text:p>
          </table:table-cell>
          <table:table-cell table:formula="of:=[$C.F14]-[$C.C14]" office:value-type="float" office:value="3.59999999999999" calcext:value-type="float">
            <text:p>3,59999999999999</text:p>
          </table:table-cell>
          <table:table-cell table:formula="of:=[$C.H14]-[$C.G14]" office:value-type="float" office:value="-7.90000000000001" calcext:value-type="float">
            <text:p>-7,90000000000001</text:p>
          </table:table-cell>
          <table:table-cell table:formula="of:=[$C.I14]-[$C.G14]" office:value-type="float" office:value="-21.2" calcext:value-type="float">
            <text:p>-21,2</text:p>
          </table:table-cell>
          <table:table-cell table:formula="of:=[$C.J14]-[$C.G14]" office:value-type="float" office:value="4.8" calcext:value-type="float">
            <text:p>4,8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$C.D15]-[$C.C15]" office:value-type="float" office:value="-19" calcext:value-type="float">
            <text:p>-19</text:p>
          </table:table-cell>
          <table:table-cell table:formula="of:=[$C.E15]-[$C.C15]" office:value-type="float" office:value="-32.8" calcext:value-type="float">
            <text:p>-32,8</text:p>
          </table:table-cell>
          <table:table-cell table:formula="of:=[$C.F15]-[$C.C15]" office:value-type="float" office:value="-34" calcext:value-type="float">
            <text:p>-34</text:p>
          </table:table-cell>
          <table:table-cell table:formula="of:=[$C.H15]-[$C.G15]" office:value-type="float" office:value="-2.29999999999998" calcext:value-type="float">
            <text:p>-2,29999999999998</text:p>
          </table:table-cell>
          <table:table-cell table:formula="of:=[$C.I15]-[$C.G15]" office:value-type="float" office:value="-3.19999999999999" calcext:value-type="float">
            <text:p>-3,19999999999999</text:p>
          </table:table-cell>
          <table:table-cell table:formula="of:=[$C.J15]-[$C.G15]" office:value-type="float" office:value="-3.59999999999999" calcext:value-type="float">
            <text:p>-3,5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C.D16]-[$C.C16]" office:value-type="float" office:value="-1.8" calcext:value-type="float">
            <text:p>-1,8</text:p>
          </table:table-cell>
          <table:table-cell table:formula="of:=[$C.E16]-[$C.C16]" office:value-type="float" office:value="6.2" calcext:value-type="float">
            <text:p>6,2</text:p>
          </table:table-cell>
          <table:table-cell table:formula="of:=[$C.F16]-[$C.C16]" office:value-type="float" office:value="12.4" calcext:value-type="float">
            <text:p>12,4</text:p>
          </table:table-cell>
          <table:table-cell table:formula="of:=[$C.H16]-[$C.G16]" office:value-type="float" office:value="-0.399999999999991" calcext:value-type="float">
            <text:p>-0,399999999999991</text:p>
          </table:table-cell>
          <table:table-cell table:formula="of:=[$C.I16]-[$C.G16]" office:value-type="float" office:value="-0.299999999999997" calcext:value-type="float">
            <text:p>-0,299999999999997</text:p>
          </table:table-cell>
          <table:table-cell table:formula="of:=[$C.J16]-[$C.G16]" office:value-type="float" office:value="-8.8" calcext:value-type="float">
            <text:p>-8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$C.D17]-[$C.C17]" office:value-type="float" office:value="5.1" calcext:value-type="float">
            <text:p>5,1</text:p>
          </table:table-cell>
          <table:table-cell table:formula="of:=[$C.E17]-[$C.C17]" office:value-type="float" office:value="3.1" calcext:value-type="float">
            <text:p>3,1</text:p>
          </table:table-cell>
          <table:table-cell table:formula="of:=[$C.F17]-[$C.C17]" office:value-type="float" office:value="5.4" calcext:value-type="float">
            <text:p>5,4</text:p>
          </table:table-cell>
          <table:table-cell table:formula="of:=[$C.H17]-[$C.G17]" office:value-type="float" office:value="-9.1" calcext:value-type="float">
            <text:p>-9,1</text:p>
          </table:table-cell>
          <table:table-cell table:formula="of:=[$C.I17]-[$C.G17]" office:value-type="float" office:value="-3.3" calcext:value-type="float">
            <text:p>-3,3</text:p>
          </table:table-cell>
          <table:table-cell table:formula="of:=[$C.J17]-[$C.G17]" office:value-type="float" office:value="-9.9" calcext:value-type="float">
            <text:p>-9,9</text:p>
          </table:table-cell>
          <table:table-cell/>
          <table:table-cell>
            <draw:frame table:end-cell-address="'C delta'.Q32" table:end-x="9.42mm" table:end-y="1.8mm" draw:z-index="2" draw:name="Grafico 3" draw:style-name="gr1" draw:text-style-name="P1" svg:width="156.47mm" svg:height="69.98mm" svg:x="0.5mm" svg:y="4.86mm">
              <draw:object draw:notify-on-update-of-ranges="'C delta'.C1:'C delta'.C1 'C delta'.C14:'C delta'.C19 'C delta'.D1:'C delta'.D1 'C delta'.D14:'C delta'.D19 'C delta'.E1:'C delta'.E1 'C delta'.E14:'C delta'.E19 'C delta'.F1:'C delta'.F1 'C delta'.F14:'C delta'.F19 'C delta'.G1:'C delta'.G1 'C delta'.G14:'C delta'.G19 'C delta'.H1:'C delta'.H1 'C delta'.H14:'C delta'.H1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'C delta'.Y32" table:end-x="12.16mm" table:end-y="1.87mm" draw:z-index="3" draw:name="Grafico 4" draw:style-name="gr1" draw:text-style-name="P1" svg:width="160.68mm" svg:height="70.05mm" svg:x="20.11mm" svg:y="4.86mm">
              <draw:object draw:notify-on-update-of-ranges="'C delta'.C1:'C delta'.C1 'C delta'.C20:'C delta'.C25 'C delta'.D1:'C delta'.D1 'C delta'.D20:'C delta'.D25 'C delta'.E1:'C delta'.E1 'C delta'.E20:'C delta'.E25 'C delta'.F1:'C delta'.F1 'C delta'.F20:'C delta'.F25 'C delta'.G1:'C delta'.G1 'C delta'.G20:'C delta'.G25 'C delta'.H1:'C delta'.H1 'C delta'.H20:'C delta'.H2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C.D18]-[$C.C18]" office:value-type="float" office:value="4.70000000000002" calcext:value-type="float">
            <text:p>4,70000000000002</text:p>
          </table:table-cell>
          <table:table-cell table:formula="of:=[$C.E18]-[$C.C18]" office:value-type="float" office:value="8.09999999999999" calcext:value-type="float">
            <text:p>8,09999999999999</text:p>
          </table:table-cell>
          <table:table-cell table:formula="of:=[$C.F18]-[$C.C18]" office:value-type="float" office:value="-4.09999999999999" calcext:value-type="float">
            <text:p>-4,09999999999999</text:p>
          </table:table-cell>
          <table:table-cell table:formula="of:=[$C.H18]-[$C.G18]" office:value-type="float" office:value="-2.90000000000001" calcext:value-type="float">
            <text:p>-2,90000000000001</text:p>
          </table:table-cell>
          <table:table-cell table:formula="of:=[$C.I18]-[$C.G18]" office:value-type="float" office:value="18" calcext:value-type="float">
            <text:p>18</text:p>
          </table:table-cell>
          <table:table-cell table:formula="of:=[$C.J18]-[$C.G18]" office:value-type="float" office:value="-1.59999999999999" calcext:value-type="float">
            <text:p>-1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$C.D19]-[$C.C19]" office:value-type="float" office:value="-1" calcext:value-type="float">
            <text:p>-1</text:p>
          </table:table-cell>
          <table:table-cell table:formula="of:=[$C.E19]-[$C.C19]" office:value-type="float" office:value="5" calcext:value-type="float">
            <text:p>5</text:p>
          </table:table-cell>
          <table:table-cell table:formula="of:=[$C.F19]-[$C.C19]" office:value-type="float" office:value="7.90000000000001" calcext:value-type="float">
            <text:p>7,90000000000001</text:p>
          </table:table-cell>
          <table:table-cell table:formula="of:=[$C.H19]-[$C.G19]" office:value-type="float" office:value="-3.5" calcext:value-type="float">
            <text:p>-3,5</text:p>
          </table:table-cell>
          <table:table-cell table:formula="of:=[$C.I19]-[$C.G19]" office:value-type="float" office:value="-1.59999999999999" calcext:value-type="float">
            <text:p>-1,59999999999999</text:p>
          </table:table-cell>
          <table:table-cell table:formula="of:=[$C.J19]-[$C.G19]" office:value-type="float" office:value="-3.8" calcext:value-type="float">
            <text:p>-3,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$C.D20]-[$C.C20]" office:value-type="float" office:value="0" calcext:value-type="float">
            <text:p>0</text:p>
          </table:table-cell>
          <table:table-cell table:formula="of:=[$C.E20]-[$C.C20]" office:value-type="float" office:value="4.89999999999999" calcext:value-type="float">
            <text:p>4,89999999999999</text:p>
          </table:table-cell>
          <table:table-cell table:formula="of:=[$C.F20]-[$C.C20]" office:value-type="float" office:value="3.09999999999999" calcext:value-type="float">
            <text:p>3,09999999999999</text:p>
          </table:table-cell>
          <table:table-cell table:formula="of:=[$C.H20]-[$C.G20]" office:value-type="float" office:value="2" calcext:value-type="float">
            <text:p>2</text:p>
          </table:table-cell>
          <table:table-cell table:formula="of:=[$C.I20]-[$C.G20]" office:value-type="float" office:value="8.2" calcext:value-type="float">
            <text:p>8,2</text:p>
          </table:table-cell>
          <table:table-cell table:formula="of:=[$C.J20]-[$C.G20]" office:value-type="float" office:value="18.5" calcext:value-type="float">
            <text:p>18,5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$C.D21]-[$C.C21]" office:value-type="float" office:value="-6.30000000000001" calcext:value-type="float">
            <text:p>-6,30000000000001</text:p>
          </table:table-cell>
          <table:table-cell table:formula="of:=[$C.E21]-[$C.C21]" office:value-type="float" office:value="-9" calcext:value-type="float">
            <text:p>-9</text:p>
          </table:table-cell>
          <table:table-cell table:formula="of:=[$C.F21]-[$C.C21]" office:value-type="float" office:value="0.5" calcext:value-type="float">
            <text:p>0,5</text:p>
          </table:table-cell>
          <table:table-cell table:formula="of:=[$C.H21]-[$C.G21]" office:value-type="float" office:value="-1.5" calcext:value-type="float">
            <text:p>-1,5</text:p>
          </table:table-cell>
          <table:table-cell table:formula="of:=[$C.I21]-[$C.G21]" office:value-type="float" office:value="-1.90000000000001" calcext:value-type="float">
            <text:p>-1,90000000000001</text:p>
          </table:table-cell>
          <table:table-cell table:formula="of:=[$C.J21]-[$C.G21]" office:value-type="float" office:value="-2.09999999999999" calcext:value-type="float">
            <text:p>-2,09999999999999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C.D22]-[$C.C22]" office:value-type="float" office:value="7" calcext:value-type="float">
            <text:p>7</text:p>
          </table:table-cell>
          <table:table-cell table:formula="of:=[$C.E22]-[$C.C22]" office:value-type="float" office:value="10.8" calcext:value-type="float">
            <text:p>10,8</text:p>
          </table:table-cell>
          <table:table-cell table:formula="of:=[$C.F22]-[$C.C22]" office:value-type="float" office:value="11.9" calcext:value-type="float">
            <text:p>11,9</text:p>
          </table:table-cell>
          <table:table-cell table:formula="of:=[$C.H22]-[$C.G22]" office:value-type="float" office:value="-6.10000000000001" calcext:value-type="float">
            <text:p>-6,10000000000001</text:p>
          </table:table-cell>
          <table:table-cell table:formula="of:=[$C.I22]-[$C.G22]" office:value-type="float" office:value="2.09999999999999" calcext:value-type="float">
            <text:p>2,09999999999999</text:p>
          </table:table-cell>
          <table:table-cell table:formula="of:=[$C.J22]-[$C.G22]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$C.D23]-[$C.C23]" office:value-type="float" office:value="6" calcext:value-type="float">
            <text:p>6</text:p>
          </table:table-cell>
          <table:table-cell table:formula="of:=[$C.E23]-[$C.C23]" office:value-type="float" office:value="2.8" calcext:value-type="float">
            <text:p>2,8</text:p>
          </table:table-cell>
          <table:table-cell table:formula="of:=[$C.F23]-[$C.C23]" office:value-type="float" office:value="4.9" calcext:value-type="float">
            <text:p>4,9</text:p>
          </table:table-cell>
          <table:table-cell table:formula="of:=[$C.H23]-[$C.G23]" office:value-type="float" office:value="8.5" calcext:value-type="float">
            <text:p>8,5</text:p>
          </table:table-cell>
          <table:table-cell table:formula="of:=[$C.I23]-[$C.G23]" office:value-type="float" office:value="12.2" calcext:value-type="float">
            <text:p>12,2</text:p>
          </table:table-cell>
          <table:table-cell table:formula="of:=[$C.J23]-[$C.G23]" office:value-type="float" office:value="14.2" calcext:value-type="float">
            <text:p>14,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$C.D24]-[$C.C24]" office:value-type="float" office:value="-5.09999999999999" calcext:value-type="float">
            <text:p>-5,09999999999999</text:p>
          </table:table-cell>
          <table:table-cell table:formula="of:=[$C.E24]-[$C.C24]" office:value-type="float" office:value="5.59999999999999" calcext:value-type="float">
            <text:p>5,59999999999999</text:p>
          </table:table-cell>
          <table:table-cell table:formula="of:=[$C.F24]-[$C.C24]" office:value-type="float" office:value="0" calcext:value-type="float">
            <text:p>0</text:p>
          </table:table-cell>
          <table:table-cell table:formula="of:=[$C.H24]-[$C.G24]" office:value-type="float" office:value="2.29999999999998" calcext:value-type="float">
            <text:p>2,29999999999998</text:p>
          </table:table-cell>
          <table:table-cell table:formula="of:=[$C.I24]-[$C.G24]" office:value-type="float" office:value="10.1" calcext:value-type="float">
            <text:p>10,1</text:p>
          </table:table-cell>
          <table:table-cell table:formula="of:=[$C.J24]-[$C.G24]" office:value-type="float" office:value="9.59999999999999" calcext:value-type="float">
            <text:p>9,5999999999999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$C.D25]-[$C.C25]" office:value-type="float" office:value="2.3" calcext:value-type="float">
            <text:p>2,3</text:p>
          </table:table-cell>
          <table:table-cell table:formula="of:=[$C.E25]-[$C.C25]" office:value-type="float" office:value="4.7" calcext:value-type="float">
            <text:p>4,7</text:p>
          </table:table-cell>
          <table:table-cell table:formula="of:=[$C.F25]-[$C.C25]" office:value-type="float" office:value="5.5" calcext:value-type="float">
            <text:p>5,5</text:p>
          </table:table-cell>
          <table:table-cell table:formula="of:=[$C.H25]-[$C.G25]" office:value-type="float" office:value="-4.5" calcext:value-type="float">
            <text:p>-4,5</text:p>
          </table:table-cell>
          <table:table-cell table:formula="of:=[$C.I25]-[$C.G25]" office:value-type="float" office:value="-0.100000000000009" calcext:value-type="float">
            <text:p>-0,100000000000009</text:p>
          </table:table-cell>
          <table:table-cell table:formula="of:=[$C.J25]-[$C.G25]" office:value-type="float" office:value="-3.7" calcext:value-type="float">
            <text:p>-3,7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 PR C1</text:p>
          </table:table-cell>
          <table:table-cell office:value-type="string" calcext:value-type="string">
            <text:p>V PR C1 </text:p>
          </table:table-cell>
          <table:table-cell office:value-type="string" calcext:value-type="string">
            <text:p>V PR C1 no canc</text:p>
          </table:table-cell>
          <table:table-cell office:value-type="string" calcext:value-type="string">
            <text:p>T PB C1</text:p>
          </table:table-cell>
          <table:table-cell office:value-type="string" calcext:value-type="string">
            <text:p>V PB C1 </text:p>
          </table:table-cell>
          <table:table-cell office:value-type="string" calcext:value-type="string">
            <text:p>V PB C1 no canc</text:p>
          </table:table-cell>
          <table:table-cell office:value-type="string" calcext:value-type="string">
            <text:p>Media 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2];[.C8];[.C14];[.C20])" office:value-type="float" office:value="3.95" calcext:value-type="float">
            <text:p>3,95</text:p>
          </table:table-cell>
          <table:table-cell table:style-name="ce10" table:formula="of:=AVERAGE([.D2];[.D8];[.D14];[.D20])" office:value-type="float" office:value="2.875" calcext:value-type="float">
            <text:p>2,88</text:p>
          </table:table-cell>
          <table:table-cell table:style-name="ce10" table:formula="of:=AVERAGE([.E2];[.E8];[.E14];[.E20])" office:value-type="float" office:value="-0.0750000000000028" calcext:value-type="float">
            <text:p>-0,08</text:p>
          </table:table-cell>
          <table:table-cell table:style-name="ce10" table:formula="of:=AVERAGE([.F2];[.F8];[.F14];[.F20])" office:value-type="float" office:value="1.25" calcext:value-type="float">
            <text:p>1,25</text:p>
          </table:table-cell>
          <table:table-cell table:style-name="ce10" table:formula="of:=AVERAGE([.G2];[.G8];[.G14];[.G20])" office:value-type="float" office:value="-1.6" calcext:value-type="float">
            <text:p>-1,60</text:p>
          </table:table-cell>
          <table:table-cell table:style-name="ce10" table:formula="of:=AVERAGE([.H2];[.H8];[.H14];[.H20])" office:value-type="float" office:value="11.45" calcext:value-type="float">
            <text:p>11,45</text:p>
          </table:table-cell>
          <table:table-cell table:style-name="ce10" table:formula="of:=AVERAGE([.C28:.H28])" office:value-type="float" office:value="2.975" calcext:value-type="float">
            <text:p>2,9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3];[.C9];[.C15];[.C21])" office:value-type="float" office:value="-7.25000000000001" calcext:value-type="float">
            <text:p>-7,25</text:p>
          </table:table-cell>
          <table:table-cell table:style-name="ce10" table:formula="of:=AVERAGE([.D3];[.D9];[.D15];[.D21])" office:value-type="float" office:value="-10.575" calcext:value-type="float">
            <text:p>-10,58</text:p>
          </table:table-cell>
          <table:table-cell table:style-name="ce10" table:formula="of:=AVERAGE([.E3];[.E9];[.E15];[.E21])" office:value-type="float" office:value="-3.325" calcext:value-type="float">
            <text:p>-3,33</text:p>
          </table:table-cell>
          <table:table-cell table:style-name="ce10" table:formula="of:=AVERAGE([.F3];[.F9];[.F15];[.F21])" office:value-type="float" office:value="0.725000000000009" calcext:value-type="float">
            <text:p>0,73</text:p>
          </table:table-cell>
          <table:table-cell table:style-name="ce10" table:formula="of:=AVERAGE([.G3];[.G9];[.G15];[.G21])" office:value-type="float" office:value="-0.274999999999999" calcext:value-type="float">
            <text:p>-0,27</text:p>
          </table:table-cell>
          <table:table-cell table:style-name="ce10" table:formula="of:=AVERAGE([.H3];[.H9];[.H15];[.H21])" office:value-type="float" office:value="-1.09999999999999" calcext:value-type="float">
            <text:p>-1,10</text:p>
          </table:table-cell>
          <table:table-cell table:style-name="ce10" table:formula="of:=AVERAGE([.C29:.H29])" office:value-type="float" office:value="-3.63333333333333" calcext:value-type="float">
            <text:p>-3,63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22];[.C16];[.C10];[.C4])" office:value-type="float" office:value="1.7" calcext:value-type="float">
            <text:p>1,70</text:p>
          </table:table-cell>
          <table:table-cell table:style-name="ce10" table:formula="of:=AVERAGE([.D22];[.D16];[.D10];[.D4])" office:value-type="float" office:value="2.475" calcext:value-type="float">
            <text:p>2,48</text:p>
          </table:table-cell>
          <table:table-cell table:style-name="ce10" table:formula="of:=AVERAGE([.E22];[.E16];[.E10];[.E4])" office:value-type="float" office:value="2.1" calcext:value-type="float">
            <text:p>2,10</text:p>
          </table:table-cell>
          <table:table-cell table:style-name="ce10" table:formula="of:=AVERAGE([.F22];[.F16];[.F10];[.F4])" office:value-type="float" office:value="1.8" calcext:value-type="float">
            <text:p>1,80</text:p>
          </table:table-cell>
          <table:table-cell table:style-name="ce10" table:formula="of:=AVERAGE([.G22];[.G16];[.G10];[.G4])" office:value-type="float" office:value="0.550000000000001" calcext:value-type="float">
            <text:p>0,55</text:p>
          </table:table-cell>
          <table:table-cell table:style-name="ce10" table:formula="of:=AVERAGE([.H22];[.H16];[.H10];[.H4])" office:value-type="float" office:value="-1.45" calcext:value-type="float">
            <text:p>-1,45</text:p>
          </table:table-cell>
          <table:table-cell table:style-name="ce10" table:formula="of:=AVERAGE([.C30:.H30])" office:value-type="float" office:value="1.19583333333333" calcext:value-type="float">
            <text:p>1,2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5];[.C11];[.C17];[.C23])" office:value-type="float" office:value="2.925" calcext:value-type="float">
            <text:p>2,93</text:p>
          </table:table-cell>
          <table:table-cell table:style-name="ce10" table:formula="of:=AVERAGE([.D5];[.D11];[.D17];[.D23])" office:value-type="float" office:value="0.674999999999999" calcext:value-type="float">
            <text:p>0,67</text:p>
          </table:table-cell>
          <table:table-cell table:style-name="ce10" table:formula="of:=AVERAGE([.E5];[.E11];[.E17];[.E23])" office:value-type="float" office:value="0.924999999999999" calcext:value-type="float">
            <text:p>0,92</text:p>
          </table:table-cell>
          <table:table-cell table:style-name="ce10" table:formula="of:=AVERAGE([.F5];[.F11];[.F17];[.F23])" office:value-type="float" office:value="1.825" calcext:value-type="float">
            <text:p>1,83</text:p>
          </table:table-cell>
          <table:table-cell table:style-name="ce10" table:formula="of:=AVERAGE([.G5];[.G11];[.G17];[.G23])" office:value-type="float" office:value="2.8" calcext:value-type="float">
            <text:p>2,80</text:p>
          </table:table-cell>
          <table:table-cell table:style-name="ce10" table:formula="of:=AVERAGE([.H5];[.H11];[.H17];[.H23])" office:value-type="float" office:value="-1.425" calcext:value-type="float">
            <text:p>-1,43</text:p>
          </table:table-cell>
          <table:table-cell table:style-name="ce10" table:formula="of:=AVERAGE([.C31:.H31])" office:value-type="float" office:value="1.2875" calcext:value-type="float">
            <text:p>1,2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24];[.C18];[.C12];[.C6])" office:value-type="float" office:value="-3.37499999999999" calcext:value-type="float">
            <text:p>-3,37</text:p>
          </table:table-cell>
          <table:table-cell table:style-name="ce10" table:formula="of:=AVERAGE([.D24];[.D18];[.D12];[.D6])" office:value-type="float" office:value="2.275" calcext:value-type="float">
            <text:p>2,28</text:p>
          </table:table-cell>
          <table:table-cell table:style-name="ce10" table:formula="of:=AVERAGE([.E24];[.E18];[.E12];[.E6])" office:value-type="float" office:value="0.600000000000001" calcext:value-type="float">
            <text:p>0,60</text:p>
          </table:table-cell>
          <table:table-cell table:style-name="ce10" table:formula="of:=AVERAGE([.F24];[.F18];[.F12];[.F6])" office:value-type="float" office:value="-9.27500000000001" calcext:value-type="float">
            <text:p>-9,28</text:p>
          </table:table-cell>
          <table:table-cell table:style-name="ce10" table:formula="of:=AVERAGE([.G24];[.G18];[.G12];[.G6])" office:value-type="float" office:value="-3.45000000000001" calcext:value-type="float">
            <text:p>-3,45</text:p>
          </table:table-cell>
          <table:table-cell table:style-name="ce10" table:formula="of:=AVERAGE([.H24];[.H18];[.H12];[.H6])" office:value-type="float" office:value="0.424999999999997" calcext:value-type="float">
            <text:p>0,42</text:p>
          </table:table-cell>
          <table:table-cell table:style-name="ce10" table:formula="of:=AVERAGE([.C32:.H32])" office:value-type="float" office:value="-2.13333333333334" calcext:value-type="float">
            <text:p>-2,13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7];[.C13];[.C19];[.C25])" office:value-type="float" office:value="0.599999999999998" calcext:value-type="float">
            <text:p>0,60</text:p>
          </table:table-cell>
          <table:table-cell table:style-name="ce10" table:formula="of:=AVERAGE([.D7];[.D13];[.D19];[.D25])" office:value-type="float" office:value="5.25" calcext:value-type="float">
            <text:p>5,25</text:p>
          </table:table-cell>
          <table:table-cell table:style-name="ce10" table:formula="of:=AVERAGE([.E7];[.E13];[.E19];[.E25])" office:value-type="float" office:value="3.075" calcext:value-type="float">
            <text:p>3,08</text:p>
          </table:table-cell>
          <table:table-cell table:style-name="ce10" table:formula="of:=AVERAGE([.F7];[.F13];[.F19];[.F25])" office:value-type="float" office:value="-1.525" calcext:value-type="float">
            <text:p>-1,53</text:p>
          </table:table-cell>
          <table:table-cell table:style-name="ce10" table:formula="of:=AVERAGE([.G7];[.G13];[.G19];[.G25])" office:value-type="float" office:value="3.225" calcext:value-type="float">
            <text:p>3,23</text:p>
          </table:table-cell>
          <table:table-cell table:style-name="ce10" table:formula="of:=AVERAGE([.H7];[.H13];[.H19];[.H25])" office:value-type="float" office:value="-2.45" calcext:value-type="float">
            <text:p>-2,45</text:p>
          </table:table-cell>
          <table:table-cell table:style-name="ce10" table:formula="of:=AVERAGE([.C33:.H33])" office:value-type="float" office:value="1.3625" calcext:value-type="float">
            <text:p>1,36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10" table:formula="of:=AVERAGE([.C28:.C33])" office:value-type="float" office:value="-0.241666666666667" calcext:value-type="float">
            <text:p>-0,24</text:p>
          </table:table-cell>
          <table:table-cell table:style-name="ce10" table:formula="of:=AVERAGE([.D28:.D33])" office:value-type="float" office:value="0.495833333333332" calcext:value-type="float">
            <text:p>0,50</text:p>
          </table:table-cell>
          <table:table-cell table:style-name="ce10" table:formula="of:=AVERAGE([.E28:.E33])" office:value-type="float" office:value="0.549999999999999" calcext:value-type="float">
            <text:p>0,55</text:p>
          </table:table-cell>
          <table:table-cell table:style-name="ce10" table:formula="of:=AVERAGE([.F28:.F33])" office:value-type="float" office:value="-0.866666666666668" calcext:value-type="float">
            <text:p>-0,87</text:p>
          </table:table-cell>
          <table:table-cell table:style-name="ce10" table:formula="of:=AVERAGE([.G28:.G33])" office:value-type="float" office:value="0.208333333333333" calcext:value-type="float">
            <text:p>0,21</text:p>
          </table:table-cell>
          <table:table-cell table:style-name="ce10" table:formula="of:=AVERAGE([.H28:.H33])" office:value-type="float" office:value="0.908333333333334" calcext:value-type="float">
            <text:p>0,91</text:p>
          </table:table-cell>
          <table:table-cell table:style-name="ce10"/>
          <table:table-cell table:number-columns-repeated="55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B.A1:B.H2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C.A1:C.J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9:00:55.1940930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delta" style:display-name="PageStyle_C del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20_delta" style:display-name="PageStyle_B del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14T10:22:01.556871744</dc:date>
    <meta:generator>LibreOffice/6.3.3.2$Linux_X86_64 LibreOffice_project/30$Build-2</meta:generator>
    <meta:editing-duration>PT2H11M9S</meta:editing-duration>
    <meta:editing-cycles>11</meta:editing-cycles>
    <meta:document-statistic meta:table-count="4" meta:cell-count="908" meta:object-count="1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cm" xlink:href=".." xlink:type="simple" chart:class="chart:bar" chart:style-name="ch1">
        <chart:title svg:x="7.602cm" svg:y="0.287cm" chart:style-name="ch2">
          <text:p>Team 8</text:p>
        </chart:title>
        <chart:legend chart:legend-position="bottom" svg:x="4.799cm" svg:y="7.048cm" style:legend-expansion="wide" chart:style-name="ch3"/>
        <chart:plot-area chart:style-name="ch4" table:cell-range-address="B.C1:B.H7" chart:data-source-has-labels="row" svg:x="0.346cm" svg:y="1.318cm" svg:width="16.623cm" svg:height="5.394cm">
          <chartooo:coordinate-region svg:x="1.082cm" svg:y="1.504cm" svg:width="15.88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:B.C7" chart:label-cell-address="B.C1:B.C1" chart:class="chart:bar">
            <chart:data-point chart:repeated="6"/>
          </chart:series>
          <chart:series chart:style-name="ch9" chart:values-cell-range-address="B.D2:B.D7" chart:label-cell-address="B.D1:B.D1" chart:class="chart:bar">
            <chart:data-point chart:repeated="6"/>
          </chart:series>
          <chart:series chart:style-name="ch10" chart:values-cell-range-address="B.E2:B.E7" chart:label-cell-address="B.E1:B.E1" chart:class="chart:bar">
            <chart:data-point chart:repeated="6"/>
          </chart:series>
          <chart:series chart:style-name="ch11" chart:values-cell-range-address="B.F2:B.F7" chart:label-cell-address="B.F1:B.F1" chart:class="chart:bar">
            <chart:data-point chart:repeated="6"/>
          </chart:series>
          <chart:series chart:style-name="ch12" chart:values-cell-range-address="B.G2:B.G7" chart:label-cell-address="B.G1:B.G1" chart:class="chart:bar">
            <chart:data-point chart:repeated="6"/>
          </chart:series>
          <chart:series chart:style-name="ch13" chart:values-cell-range-address="B.H2:B.H7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B.C2:B.C7</svg:desc>
                </draw:g>
              </table:table-cell>
              <table:table-cell office:value-type="float" office:value="121.5">
                <text:p>121.5</text:p>
                <draw:g>
                  <svg:desc>B.D2:B.D7</svg:desc>
                </draw:g>
              </table:table-cell>
              <table:table-cell office:value-type="float" office:value="126.6">
                <text:p>126.6</text:p>
                <draw:g>
                  <svg:desc>B.E2:B.E7</svg:desc>
                </draw:g>
              </table:table-cell>
              <table:table-cell office:value-type="float" office:value="115.9">
                <text:p>115.9</text:p>
                <draw:g>
                  <svg:desc>B.F2:B.F7</svg:desc>
                </draw:g>
              </table:table-cell>
              <table:table-cell office:value-type="float" office:value="119.6">
                <text:p>119.6</text:p>
                <draw:g>
                  <svg:desc>B.G2:B.G7</svg:desc>
                </draw:g>
              </table:table-cell>
              <table:table-cell office:value-type="float" office:value="126.4">
                <text:p>126.4</text:p>
                <draw:g>
                  <svg:desc>B.H2:B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5.8">
                <text:p>135.8</text:p>
              </table:table-cell>
              <table:table-cell office:value-type="float" office:value="145.3">
                <text:p>145.3</text:p>
              </table:table-cell>
              <table:table-cell office:value-type="float" office:value="137.7">
                <text:p>137.7</text:p>
              </table:table-cell>
              <table:table-cell office:value-type="float" office:value="143.7">
                <text:p>143.7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6.1">
                <text:p>86.1</text:p>
              </table:table-cell>
              <table:table-cell office:value-type="float" office:value="88.4">
                <text:p>88.4</text:p>
              </table:table-cell>
              <table:table-cell office:value-type="float" office:value="101.6">
                <text:p>101.6</text:p>
              </table:table-cell>
              <table:table-cell office:value-type="float" office:value="105.4">
                <text:p>105.4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6.6">
                <text:p>56.6</text:p>
              </table:table-cell>
              <table:table-cell office:value-type="float" office:value="54.3">
                <text:p>54.3</text:p>
              </table:table-cell>
              <table:table-cell office:value-type="float" office:value="63.8">
                <text:p>63.8</text:p>
              </table:table-cell>
              <table:table-cell office:value-type="float" office:value="71.6">
                <text:p>71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43.7">
                <text:p>143.7</text:p>
              </table:table-cell>
              <table:table-cell office:value-type="float" office:value="167.5">
                <text:p>167.5</text:p>
              </table:table-cell>
              <table:table-cell office:value-type="float" office:value="248.9">
                <text:p>248.9</text:p>
              </table:table-cell>
              <table:table-cell office:value-type="float" office:value="249.2">
                <text:p>249.2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6.4">
                <text:p>76.4</text:p>
              </table:table-cell>
              <table:table-cell office:value-type="float" office:value="79.3">
                <text:p>79.3</text:p>
              </table:table-cell>
              <table:table-cell office:value-type="float" office:value="87.8">
                <text:p>87.8</text:p>
              </table:table-cell>
              <table:table-cell office:value-type="float" office:value="91.9">
                <text:p>91.9</text:p>
              </table:table-cell>
              <table:table-cell office:value-type="float" office:value="89.6">
                <text:p>8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cm" xlink:href=".." xlink:type="simple" chart:class="chart:bar" chart:column-mapping="0 1 2 3 4 5" chart:style-name="ch1">
        <chart:title svg:x="6.789cm" svg:y="0.287cm" chart:style-name="ch2">
          <text:p>Team 9</text:p>
        </chart:title>
        <chart:legend chart:legend-position="bottom" svg:x="2.822cm" svg:y="7.048cm" style:legend-expansion="wide" chart:style-name="ch3"/>
        <chart:plot-area chart:style-name="ch4" table:cell-range-address="C.C1:C.J1 C.C8:C.J13" chart:data-source-has-labels="row" svg:x="0.313cm" svg:y="1.318cm" svg:width="15.063cm" svg:height="5.394cm">
          <chartooo:coordinate-region svg:x="1.049cm" svg:y="1.504cm" svg:width="14.327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8:C.C13" chart:label-cell-address="C.C1:C.C1" chart:class="chart:bar">
            <chart:data-point chart:repeated="6"/>
          </chart:series>
          <chart:series chart:style-name="ch9" chart:values-cell-range-address="C.D8:C.D13" chart:label-cell-address="C.D1:C.D1" chart:class="chart:bar">
            <chart:data-point chart:repeated="6"/>
          </chart:series>
          <chart:series chart:style-name="ch10" chart:values-cell-range-address="C.E8:C.E13" chart:label-cell-address="C.E1:C.E1" chart:class="chart:bar">
            <chart:data-point chart:repeated="6"/>
          </chart:series>
          <chart:series chart:style-name="ch11" chart:values-cell-range-address="C.F8:C.F13" chart:label-cell-address="C.F1:C.F1" chart:class="chart:bar">
            <chart:data-point/>
          </chart:series>
          <chart:series chart:style-name="ch12" chart:values-cell-range-address="C.G8:C.G13" chart:label-cell-address="C.G1:C.G1" chart:class="chart:bar">
            <chart:data-point chart:repeated="6"/>
          </chart:series>
          <chart:series chart:style-name="ch13" chart:values-cell-range-address="C.H8:C.H13" chart:label-cell-address="C.H1:C.H1" chart:class="chart:bar">
            <chart:data-point chart:repeated="6"/>
          </chart:series>
          <chart:series chart:style-name="ch14" chart:values-cell-range-address="C.I8:C.I13" chart:label-cell-address="C.I1:C.I1" chart:class="chart:bar">
            <chart:data-point chart:repeated="6"/>
          </chart:series>
          <chart:series chart:style-name="ch15" chart:values-cell-range-address="C.J8:C.J13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C.C8:C.C13</svg:desc>
                </draw:g>
              </table:table-cell>
              <table:table-cell office:value-type="float" office:value="117.5">
                <text:p>117.5</text:p>
                <draw:g>
                  <svg:desc>C.D8:C.D13</svg:desc>
                </draw:g>
              </table:table-cell>
              <table:table-cell office:value-type="float" office:value="115.9">
                <text:p>115.9</text:p>
                <draw:g>
                  <svg:desc>C.E8:C.E13</svg:desc>
                </draw:g>
              </table:table-cell>
              <table:table-cell office:value-type="float" office:value="NaN">
                <text:p>NaN</text:p>
                <draw:g>
                  <svg:desc>C.F8:C.F13</svg:desc>
                </draw:g>
              </table:table-cell>
              <table:table-cell office:value-type="float" office:value="118.1">
                <text:p>118.1</text:p>
                <draw:g>
                  <svg:desc>C.G8:C.G13</svg:desc>
                </draw:g>
              </table:table-cell>
              <table:table-cell office:value-type="float" office:value="117.8">
                <text:p>117.8</text:p>
                <draw:g>
                  <svg:desc>C.H8:C.H13</svg:desc>
                </draw:g>
              </table:table-cell>
              <table:table-cell office:value-type="float" office:value="119.9">
                <text:p>119.9</text:p>
                <draw:g>
                  <svg:desc>C.I8:C.I13</svg:desc>
                </draw:g>
              </table:table-cell>
              <table:table-cell office:value-type="float" office:value="NaN">
                <text:p>NaN</text:p>
                <draw:g>
                  <svg:desc>C.J8:C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4.6">
                <text:p>134.6</text:p>
              </table:table-cell>
              <table:table-cell office:value-type="float" office:value="135.8">
                <text:p>135.8</text:p>
              </table:table-cell>
              <table:table-cell office:value-type="float" office:value="NaN">
                <text:p>NaN</text:p>
              </table:table-cell>
              <table:table-cell office:value-type="float" office:value="136.5">
                <text:p>136.5</text:p>
              </table:table-cell>
              <table:table-cell office:value-type="float" office:value="140.1">
                <text:p>140.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79.1">
                <text:p>79.1</text:p>
              </table:table-cell>
              <table:table-cell office:value-type="float" office:value="NaN">
                <text:p>NaN</text:p>
              </table:table-cell>
              <table:table-cell office:value-type="float" office:value="81.2">
                <text:p>81.2</text:p>
              </table:table-cell>
              <table:table-cell office:value-type="float" office:value="84.6">
                <text:p>84.6</text:p>
              </table:table-cell>
              <table:table-cell office:value-type="float" office:value="80.5">
                <text:p>8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3">
                <text:p>57.3</text:p>
              </table:table-cell>
              <table:table-cell office:value-type="float" office:value="57.1">
                <text:p>57.1</text:p>
              </table:table-cell>
              <table:table-cell office:value-type="float" office:value="NaN">
                <text:p>NaN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60.8">
                <text:p>6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5.4">
                <text:p>145.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61.9">
                <text:p>161.9</text:p>
              </table:table-cell>
              <table:table-cell office:value-type="float" office:value="134.6">
                <text:p>134.6</text:p>
              </table:table-cell>
              <table:table-cell office:value-type="float" office:value="135.7">
                <text:p>13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2.5">
                <text:p>72.5</text:p>
              </table:table-cell>
              <table:table-cell office:value-type="float" office:value="77.3">
                <text:p>77.3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75.4">
                <text:p>75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8cm" svg:height="7.621cm" xlink:href=".." xlink:type="simple" chart:class="chart:bar" chart:column-mapping="0 1 2 3 4 5" chart:style-name="ch1">
        <chart:title svg:x="6.63cm" svg:y="0.287cm" chart:style-name="ch2">
          <text:p>Team 10</text:p>
        </chart:title>
        <chart:legend chart:legend-position="bottom" svg:x="2.822cm" svg:y="7.049cm" style:legend-expansion="wide" chart:style-name="ch3"/>
        <chart:plot-area chart:style-name="ch4" table:cell-range-address="C.C1:C.J1 C.C14:C.J19" chart:data-source-has-labels="row" svg:x="0.313cm" svg:y="1.318cm" svg:width="15.062cm" svg:height="5.395cm">
          <chartooo:coordinate-region svg:x="1.049cm" svg:y="1.504cm" svg:width="14.326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14:C.C19" chart:label-cell-address="C.C1:C.C1" chart:class="chart:bar">
            <chart:data-point chart:repeated="6"/>
          </chart:series>
          <chart:series chart:style-name="ch9" chart:values-cell-range-address="C.D14:C.D19" chart:label-cell-address="C.D1:C.D1" chart:class="chart:bar">
            <chart:data-point chart:repeated="6"/>
          </chart:series>
          <chart:series chart:style-name="ch10" chart:values-cell-range-address="C.E14:C.E19" chart:label-cell-address="C.E1:C.E1" chart:class="chart:bar">
            <chart:data-point chart:repeated="6"/>
          </chart:series>
          <chart:series chart:style-name="ch11" chart:values-cell-range-address="C.F14:C.F19" chart:label-cell-address="C.F1:C.F1" chart:class="chart:bar">
            <chart:data-point/>
          </chart:series>
          <chart:series chart:style-name="ch12" chart:values-cell-range-address="C.G14:C.G19" chart:label-cell-address="C.G1:C.G1" chart:class="chart:bar">
            <chart:data-point chart:repeated="6"/>
          </chart:series>
          <chart:series chart:style-name="ch13" chart:values-cell-range-address="C.H14:C.H19" chart:label-cell-address="C.H1:C.H1" chart:class="chart:bar">
            <chart:data-point chart:repeated="6"/>
          </chart:series>
          <chart:series chart:style-name="ch14" chart:values-cell-range-address="C.I14:C.I19" chart:label-cell-address="C.I1:C.I1" chart:class="chart:bar">
            <chart:data-point chart:repeated="6"/>
          </chart:series>
          <chart:series chart:style-name="ch15" chart:values-cell-range-address="C.J14:C.J19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C.C14:C.C19</svg:desc>
                </draw:g>
              </table:table-cell>
              <table:table-cell office:value-type="float" office:value="123.9">
                <text:p>123.9</text:p>
                <draw:g>
                  <svg:desc>C.D14:C.D19</svg:desc>
                </draw:g>
              </table:table-cell>
              <table:table-cell office:value-type="float" office:value="119.1">
                <text:p>119.1</text:p>
                <draw:g>
                  <svg:desc>C.E14:C.E19</svg:desc>
                </draw:g>
              </table:table-cell>
              <table:table-cell office:value-type="float" office:value="NaN">
                <text:p>NaN</text:p>
                <draw:g>
                  <svg:desc>C.F14:C.F19</svg:desc>
                </draw:g>
              </table:table-cell>
              <table:table-cell office:value-type="float" office:value="123.7">
                <text:p>123.7</text:p>
                <draw:g>
                  <svg:desc>C.G14:C.G19</svg:desc>
                </draw:g>
              </table:table-cell>
              <table:table-cell office:value-type="float" office:value="115.8">
                <text:p>115.8</text:p>
                <draw:g>
                  <svg:desc>C.H14:C.H19</svg:desc>
                </draw:g>
              </table:table-cell>
              <table:table-cell office:value-type="float" office:value="102.5">
                <text:p>102.5</text:p>
                <draw:g>
                  <svg:desc>C.I14:C.I19</svg:desc>
                </draw:g>
              </table:table-cell>
              <table:table-cell office:value-type="float" office:value="NaN">
                <text:p>NaN</text:p>
                <draw:g>
                  <svg:desc>C.J14:C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  <table:table-cell office:value-type="float" office:value="141.2">
                <text:p>141.2</text:p>
              </table:table-cell>
              <table:table-cell office:value-type="float" office:value="NaN">
                <text:p>NaN</text:p>
              </table:table-cell>
              <table:table-cell office:value-type="float" office:value="141.1">
                <text:p>141.1</text:p>
              </table:table-cell>
              <table:table-cell office:value-type="float" office:value="138.8">
                <text:p>138.8</text:p>
              </table:table-cell>
              <table:table-cell office:value-type="float" office:value="137.9">
                <text:p>13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4.8">
                <text:p>74.8</text:p>
              </table:table-cell>
              <table:table-cell office:value-type="float" office:value="82.8">
                <text:p>82.8</text:p>
              </table:table-cell>
              <table:table-cell office:value-type="float" office:value="NaN">
                <text:p>NaN</text:p>
              </table:table-cell>
              <table:table-cell office:value-type="float" office:value="86.3">
                <text:p>86.3</text:p>
              </table:table-cell>
              <table:table-cell office:value-type="float" office:value="85.9">
                <text:p>85.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7.7">
                <text:p>57.7</text:p>
              </table:table-cell>
              <table:table-cell office:value-type="float" office:value="55.7">
                <text:p>55.7</text:p>
              </table:table-cell>
              <table:table-cell office:value-type="float" office:value="NaN">
                <text:p>NaN</text:p>
              </table:table-cell>
              <table:table-cell office:value-type="float" office:value="61.4">
                <text:p>61.4</text:p>
              </table:table-cell>
              <table:table-cell office:value-type="float" office:value="52.3">
                <text:p>52.3</text:p>
              </table:table-cell>
              <table:table-cell office:value-type="float" office:value="58.1">
                <text:p>5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8.8">
                <text:p>138.8</text:p>
              </table:table-cell>
              <table:table-cell office:value-type="float" office:value="142.2">
                <text:p>142.2</text:p>
              </table:table-cell>
              <table:table-cell office:value-type="float" office:value="NaN">
                <text:p>NaN</text:p>
              </table:table-cell>
              <table:table-cell office:value-type="float" office:value="171.1">
                <text:p>171.1</text:p>
              </table:table-cell>
              <table:table-cell office:value-type="float" office:value="168.2">
                <text:p>168.2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1.1">
                <text:p>71.1</text:p>
              </table:table-cell>
              <table:table-cell office:value-type="float" office:value="77.1">
                <text:p>77.1</text:p>
              </table:table-cell>
              <table:table-cell office:value-type="float" office:value="NaN">
                <text:p>NaN</text:p>
              </table:table-cell>
              <table:table-cell office:value-type="float" office:value="78.3">
                <text:p>78.3</text:p>
              </table:table-cell>
              <table:table-cell office:value-type="float" office:value="74.8">
                <text:p>74.8</text:p>
              </table:table-cell>
              <table:table-cell office:value-type="float" office:value="76.7">
                <text:p>76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689cm" svg:height="7.621cm" xlink:href=".." xlink:type="simple" chart:class="chart:bar" chart:column-mapping="0 1 2 3 4 5" chart:style-name="ch1">
        <chart:title svg:x="6.63cm" svg:y="0.287cm" chart:style-name="ch2">
          <text:p>Team 11</text:p>
        </chart:title>
        <chart:legend chart:legend-position="bottom" svg:x="2.822cm" svg:y="7.049cm" style:legend-expansion="wide" chart:style-name="ch3"/>
        <chart:plot-area chart:style-name="ch4" table:cell-range-address="C.C1:C.J1 C.C20:C.J25" chart:data-source-has-labels="row" svg:x="0.313cm" svg:y="1.318cm" svg:width="15.063cm" svg:height="5.395cm">
          <chartooo:coordinate-region svg:x="1.049cm" svg:y="1.504cm" svg:width="14.32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0:C.C25" chart:label-cell-address="C.C1:C.C1" chart:class="chart:bar">
            <chart:data-point chart:repeated="6"/>
          </chart:series>
          <chart:series chart:style-name="ch9" chart:values-cell-range-address="C.D20:C.D25" chart:label-cell-address="C.D1:C.D1" chart:class="chart:bar">
            <chart:data-point chart:repeated="6"/>
          </chart:series>
          <chart:series chart:style-name="ch10" chart:values-cell-range-address="C.E20:C.E25" chart:label-cell-address="C.E1:C.E1" chart:class="chart:bar">
            <chart:data-point chart:repeated="6"/>
          </chart:series>
          <chart:series chart:style-name="ch11" chart:values-cell-range-address="C.F20:C.F25" chart:label-cell-address="C.F1:C.F1" chart:class="chart:bar">
            <chart:data-point/>
          </chart:series>
          <chart:series chart:style-name="ch12" chart:values-cell-range-address="C.G20:C.G25" chart:label-cell-address="C.G1:C.G1" chart:class="chart:bar">
            <chart:data-point chart:repeated="6"/>
          </chart:series>
          <chart:series chart:style-name="ch13" chart:values-cell-range-address="C.H20:C.H25" chart:label-cell-address="C.H1:C.H1" chart:class="chart:bar">
            <chart:data-point chart:repeated="6"/>
          </chart:series>
          <chart:series chart:style-name="ch14" chart:values-cell-range-address="C.I20:C.I25" chart:label-cell-address="C.I1:C.I1" chart:class="chart:bar">
            <chart:data-point chart:repeated="6"/>
          </chart:series>
          <chart:series chart:style-name="ch15" chart:values-cell-range-address="C.J20:C.J25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C.C20:C.C25</svg:desc>
                </draw:g>
              </table:table-cell>
              <table:table-cell office:value-type="float" office:value="115.9">
                <text:p>115.9</text:p>
                <draw:g>
                  <svg:desc>C.D20:C.D25</svg:desc>
                </draw:g>
              </table:table-cell>
              <table:table-cell office:value-type="float" office:value="120.8">
                <text:p>120.8</text:p>
                <draw:g>
                  <svg:desc>C.E20:C.E25</svg:desc>
                </draw:g>
              </table:table-cell>
              <table:table-cell office:value-type="float" office:value="NaN">
                <text:p>NaN</text:p>
                <draw:g>
                  <svg:desc>C.F20:C.F25</svg:desc>
                </draw:g>
              </table:table-cell>
              <table:table-cell office:value-type="float" office:value="104.5">
                <text:p>104.5</text:p>
                <draw:g>
                  <svg:desc>C.G20:C.G25</svg:desc>
                </draw:g>
              </table:table-cell>
              <table:table-cell office:value-type="float" office:value="106.5">
                <text:p>106.5</text:p>
                <draw:g>
                  <svg:desc>C.H20:C.H25</svg:desc>
                </draw:g>
              </table:table-cell>
              <table:table-cell office:value-type="float" office:value="112.7">
                <text:p>112.7</text:p>
                <draw:g>
                  <svg:desc>C.I20:C.I25</svg:desc>
                </draw:g>
              </table:table-cell>
              <table:table-cell office:value-type="float" office:value="NaN">
                <text:p>NaN</text:p>
                <draw:g>
                  <svg:desc>C.J20:C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39.7">
                <text:p>139.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3.6">
                <text:p>133.6</text:p>
              </table:table-cell>
              <table:table-cell office:value-type="float" office:value="132.1">
                <text:p>132.1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7.1">
                <text:p>77.1</text:p>
              </table:table-cell>
              <table:table-cell office:value-type="float" office:value="80.9">
                <text:p>80.9</text:p>
              </table:table-cell>
              <table:table-cell office:value-type="float" office:value="NaN">
                <text:p>NaN</text:p>
              </table:table-cell>
              <table:table-cell office:value-type="float" office:value="84.7">
                <text:p>84.7</text:p>
              </table:table-cell>
              <table:table-cell office:value-type="float" office:value="78.6">
                <text:p>78.6</text:p>
              </table:table-cell>
              <table:table-cell office:value-type="float" office:value="86.8">
                <text:p>8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57.6">
                <text:p>57.6</text:p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  <table:table-cell office:value-type="float" office:value="64.8">
                <text:p>64.8</text:p>
              </table:table-cell>
              <table:table-cell office:value-type="float" office:value="73.3">
                <text:p>73.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1.9">
                <text:p>131.9</text:p>
              </table:table-cell>
              <table:table-cell office:value-type="float" office:value="142.6">
                <text:p>142.6</text:p>
              </table:table-cell>
              <table:table-cell office:value-type="float" office:value="NaN">
                <text:p>NaN</text:p>
              </table:table-cell>
              <table:table-cell office:value-type="float" office:value="136.9">
                <text:p>136.9</text:p>
              </table:table-cell>
              <table:table-cell office:value-type="float" office:value="139.2">
                <text:p>139.2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5.3">
                <text:p>75.3</text:p>
              </table:table-cell>
              <table:table-cell office:value-type="float" office:value="77.7">
                <text:p>77.7</text:p>
              </table:table-cell>
              <table:table-cell office:value-type="float" office:value="NaN">
                <text:p>NaN</text:p>
              </table:table-cell>
              <table:table-cell office:value-type="float" office:value="74.7">
                <text:p>74.7</text:p>
              </table:table-cell>
              <table:table-cell office:value-type="float" office:value="70.2">
                <text:p>70.2</text:p>
              </table:table-cell>
              <table:table-cell office:value-type="float" office:value="74.6">
                <text:p>74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column-mapping="0 1 2 3" chart:style-name="ch1">
        <chart:title svg:x="6.746cm" svg:y="0.287cm" chart:style-name="ch2">
          <text:p>Team 8</text:p>
        </chart:title>
        <chart:legend chart:legend-position="bottom" svg:x="4.233cm" svg:y="7.048cm" style:legend-expansion="wide" chart:style-name="ch3"/>
        <chart:plot-area chart:style-name="ch4" table:cell-range-address="'C delta'.C1:'C delta'.H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:'C delta'.C7" chart:label-cell-address="'C delta'.C1:'C delta'.C1" chart:class="chart:bar">
            <chart:data-point chart:repeated="6"/>
          </chart:series>
          <chart:series chart:style-name="ch9" chart:values-cell-range-address="'C delta'.D2:'C delta'.D7" chart:label-cell-address="'C delta'.D1:'C delta'.D1" chart:class="chart:bar">
            <chart:data-point chart:repeated="6"/>
          </chart:series>
          <chart:series chart:style-name="ch10" chart:values-cell-range-address="'C delta'.E2:'C delta'.E7" chart:label-cell-address="'C delta'.E1:'C delta'.E1" chart:class="chart:bar">
            <chart:data-point/>
          </chart:series>
          <chart:series chart:style-name="ch11" chart:values-cell-range-address="'C delta'.F2:'C delta'.F7" chart:label-cell-address="'C delta'.F1:'C delta'.F1" chart:class="chart:bar">
            <chart:data-point chart:repeated="6"/>
          </chart:series>
          <chart:series chart:style-name="ch12" chart:values-cell-range-address="'C delta'.G2:'C delta'.G7" chart:label-cell-address="'C delta'.G1:'C delta'.G1" chart:class="chart:bar">
            <chart:data-point chart:repeated="6"/>
          </chart:series>
          <chart:series chart:style-name="ch13" chart:values-cell-range-address="'C delta'.H2:'C delta'.H7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">
                <text:p>10.9</text:p>
                <draw:g>
                  <svg:desc>'C delta'.C2:'C delta'.C7</svg:desc>
                </draw:g>
              </table:table-cell>
              <table:table-cell office:value-type="float" office:value="8.09999999999999">
                <text:p>8.09999999999999</text:p>
                <draw:g>
                  <svg:desc>'C delta'.D2:'C delta'.D7</svg:desc>
                </draw:g>
              </table:table-cell>
              <table:table-cell office:value-type="float" office:value="NaN">
                <text:p>NaN</text:p>
                <draw:g>
                  <svg:desc>'C delta'.E2:'C delta'.E7</svg:desc>
                </draw:g>
              </table:table-cell>
              <table:table-cell office:value-type="float" office:value="11.2">
                <text:p>11.2</text:p>
                <draw:g>
                  <svg:desc>'C delta'.F2:'C delta'.F7</svg:desc>
                </draw:g>
              </table:table-cell>
              <table:table-cell office:value-type="float" office:value="4.8">
                <text:p>4.8</text:p>
                <draw:g>
                  <svg:desc>'C delta'.G2:'C delta'.G7</svg:desc>
                </draw:g>
              </table:table-cell>
              <table:table-cell office:value-type="float" office:value="NaN">
                <text:p>NaN</text:p>
                <draw:g>
                  <svg:desc>'C delta'.H2:'C delta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10000000000002">
                <text:p>3.10000000000002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-3.2">
                <text:p>-3.2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9999999999996">
                <text:p>0.699999999999996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19999999999999">
                <text:p>-9.19999999999999</text:p>
              </table:table-cell>
              <table:table-cell office:value-type="float" office:value="-5.29999999999998">
                <text:p>-5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15.7">
                <text:p>-1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62cm" xlink:href=".." xlink:type="simple" chart:class="chart:bar" chart:column-mapping="0 1 2 3" chart:style-name="ch1">
        <chart:title svg:x="6.769cm" svg:y="0.287cm" chart:style-name="ch2">
          <text:p>Team 9</text:p>
        </chart:title>
        <chart:legend chart:legend-position="bottom" svg:x="4.256cm" svg:y="7.048cm" style:legend-expansion="wide" chart:style-name="ch3"/>
        <chart:plot-area chart:style-name="ch4" table:cell-range-address="'C delta'.C1:'C delta'.H1 'C delta'.C8:'C delta'.H13" chart:data-source-has-labels="row" svg:x="0.312cm" svg:y="1.318cm" svg:width="15.024cm" svg:height="5.394cm">
          <chartooo:coordinate-region svg:x="0.942cm" svg:y="1.504cm" svg:width="14.394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8:'C delta'.C13" chart:label-cell-address="'C delta'.C1:'C delta'.C1" chart:class="chart:bar">
            <chart:data-point chart:repeated="6"/>
          </chart:series>
          <chart:series chart:style-name="ch9" chart:values-cell-range-address="'C delta'.D8:'C delta'.D13" chart:label-cell-address="'C delta'.D1:'C delta'.D1" chart:class="chart:bar">
            <chart:data-point chart:repeated="6"/>
          </chart:series>
          <chart:series chart:style-name="ch10" chart:values-cell-range-address="'C delta'.E8:'C delta'.E13" chart:label-cell-address="'C delta'.E1:'C delta'.E1" chart:class="chart:bar">
            <chart:data-point/>
          </chart:series>
          <chart:series chart:style-name="ch11" chart:values-cell-range-address="'C delta'.F8:'C delta'.F13" chart:label-cell-address="'C delta'.F1:'C delta'.F1" chart:class="chart:bar">
            <chart:data-point chart:repeated="6"/>
          </chart:series>
          <chart:series chart:style-name="ch12" chart:values-cell-range-address="'C delta'.G8:'C delta'.G13" chart:label-cell-address="'C delta'.G1:'C delta'.G1" chart:class="chart:bar">
            <chart:data-point chart:repeated="6"/>
          </chart:series>
          <chart:series chart:style-name="ch13" chart:values-cell-range-address="'C delta'.H8:'C delta'.H13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000000000001">
                <text:p>4.40000000000001</text:p>
                <draw:g>
                  <svg:desc>'C delta'.C8:'C delta'.C13</svg:desc>
                </draw:g>
              </table:table-cell>
              <table:table-cell office:value-type="float" office:value="2.80000000000001">
                <text:p>2.80000000000001</text:p>
                <draw:g>
                  <svg:desc>'C delta'.D8:'C delta'.D13</svg:desc>
                </draw:g>
              </table:table-cell>
              <table:table-cell office:value-type="float" office:value="NaN">
                <text:p>NaN</text:p>
                <draw:g>
                  <svg:desc>'C delta'.E8:'C delta'.E13</svg:desc>
                </draw:g>
              </table:table-cell>
              <table:table-cell office:value-type="float" office:value="-0.299999999999997">
                <text:p>-0.299999999999997</text:p>
                <draw:g>
                  <svg:desc>'C delta'.F8:'C delta'.F13</svg:desc>
                </draw:g>
              </table:table-cell>
              <table:table-cell office:value-type="float" office:value="1.80000000000001">
                <text:p>1.80000000000001</text:p>
                <draw:g>
                  <svg:desc>'C delta'.G8:'C delta'.G13</svg:desc>
                </draw:g>
              </table:table-cell>
              <table:table-cell office:value-type="float" office:value="NaN">
                <text:p>NaN</text:p>
                <draw:g>
                  <svg:desc>'C delta'.H8:'C delt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-2.59999999999999">
                <text:p>-2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NaN">
                <text:p>NaN</text:p>
              </table:table-cell>
              <table:table-cell office:value-type="float" office:value="-27.3">
                <text:p>-27.3</text:p>
              </table:table-cell>
              <table:table-cell office:value-type="float" office:value="-26.2">
                <text:p>-2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00000000000006">
                <text:p>-0.400000000000006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48cm" svg:height="7.408cm" xlink:href=".." xlink:type="simple" chart:class="chart:bar" chart:column-mapping="0 1 2 3" chart:style-name="ch1">
        <chart:title svg:x="6.61cm" svg:y="0.283cm" chart:style-name="ch2">
          <text:p>Team 10</text:p>
        </chart:title>
        <chart:legend chart:legend-position="bottom" svg:x="4.256cm" svg:y="6.836cm" style:legend-expansion="wide" chart:style-name="ch3"/>
        <chart:plot-area chart:style-name="ch4" table:cell-range-address="'C delta'.C1:'C delta'.H1 'C delta'.C14:'C delta'.H19" chart:data-source-has-labels="row" svg:x="0.312cm" svg:y="1.31cm" svg:width="15.024cm" svg:height="5.194cm">
          <chartooo:coordinate-region svg:x="0.942cm" svg:y="1.496cm" svg:width="14.394cm" svg:height="4.8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14:'C delta'.C19" chart:label-cell-address="'C delta'.C1:'C delta'.C1" chart:class="chart:bar">
            <chart:data-point chart:repeated="6"/>
          </chart:series>
          <chart:series chart:style-name="ch9" chart:values-cell-range-address="'C delta'.D14:'C delta'.D19" chart:label-cell-address="'C delta'.D1:'C delta'.D1" chart:class="chart:bar">
            <chart:data-point chart:repeated="6"/>
          </chart:series>
          <chart:series chart:style-name="ch10" chart:values-cell-range-address="'C delta'.E14:'C delta'.E19" chart:label-cell-address="'C delta'.E1:'C delta'.E1" chart:class="chart:bar">
            <chart:data-point/>
          </chart:series>
          <chart:series chart:style-name="ch11" chart:values-cell-range-address="'C delta'.F14:'C delta'.F19" chart:label-cell-address="'C delta'.F1:'C delta'.F1" chart:class="chart:bar">
            <chart:data-point chart:repeated="6"/>
          </chart:series>
          <chart:series chart:style-name="ch12" chart:values-cell-range-address="'C delta'.G14:'C delta'.G19" chart:label-cell-address="'C delta'.G1:'C delta'.G1" chart:class="chart:bar">
            <chart:data-point chart:repeated="6"/>
          </chart:series>
          <chart:series chart:style-name="ch13" chart:values-cell-range-address="'C delta'.H14:'C delta'.H19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C delta'.C14:'C delta'.C19</svg:desc>
                </draw:g>
              </table:table-cell>
              <table:table-cell office:value-type="float" office:value="-4.30000000000001">
                <text:p>-4.30000000000001</text:p>
                <draw:g>
                  <svg:desc>'C delta'.D14:'C delta'.D19</svg:desc>
                </draw:g>
              </table:table-cell>
              <table:table-cell office:value-type="float" office:value="NaN">
                <text:p>NaN</text:p>
                <draw:g>
                  <svg:desc>'C delta'.E14:'C delta'.E19</svg:desc>
                </draw:g>
              </table:table-cell>
              <table:table-cell office:value-type="float" office:value="-7.90000000000001">
                <text:p>-7.90000000000001</text:p>
                <draw:g>
                  <svg:desc>'C delta'.F14:'C delta'.F19</svg:desc>
                </draw:g>
              </table:table-cell>
              <table:table-cell office:value-type="float" office:value="-21.2">
                <text:p>-21.2</text:p>
                <draw:g>
                  <svg:desc>'C delta'.G14:'C delta'.G19</svg:desc>
                </draw:g>
              </table:table-cell>
              <table:table-cell office:value-type="float" office:value="NaN">
                <text:p>NaN</text:p>
                <draw:g>
                  <svg:desc>'C delta'.H14:'C delta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32.8">
                <text:p>-32.8</text:p>
              </table:table-cell>
              <table:table-cell office:value-type="float" office:value="NaN">
                <text:p>NaN</text:p>
              </table:table-cell>
              <table:table-cell office:value-type="float" office:value="-2.29999999999998">
                <text:p>-2.29999999999998</text:p>
              </table:table-cell>
              <table:table-cell office:value-type="float" office:value="-3.19999999999999">
                <text:p>-3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-0.399999999999991">
                <text:p>-0.399999999999991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3.3">
                <text:p>-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000000000002">
                <text:p>4.7000000000000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.59999999999999">
                <text:p>-1.5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69cm" svg:height="7.408cm" xlink:href=".." xlink:type="simple" chart:class="chart:bar" chart:column-mapping="0 1 2 3" chart:style-name="ch1">
        <chart:title svg:x="6.82cm" svg:y="0.283cm" chart:style-name="ch2">
          <text:p>Team 11</text:p>
        </chart:title>
        <chart:legend chart:legend-position="bottom" svg:x="4.466cm" svg:y="6.836cm" style:legend-expansion="wide" chart:style-name="ch3"/>
        <chart:plot-area chart:style-name="ch4" table:cell-range-address="'C delta'.C1:'C delta'.H1 'C delta'.C20:'C delta'.H25" chart:data-source-has-labels="row" svg:x="0.321cm" svg:y="1.31cm" svg:width="15.427cm" svg:height="5.194cm">
          <chartooo:coordinate-region svg:x="0.951cm" svg:y="1.496cm" svg:width="14.797cm" svg:height="4.8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delta'.C20:'C delta'.C25" chart:label-cell-address="'C delta'.C1:'C delta'.C1" chart:class="chart:bar">
            <chart:data-point chart:repeated="6"/>
          </chart:series>
          <chart:series chart:style-name="ch9" chart:values-cell-range-address="'C delta'.D20:'C delta'.D25" chart:label-cell-address="'C delta'.D1:'C delta'.D1" chart:class="chart:bar">
            <chart:data-point chart:repeated="6"/>
          </chart:series>
          <chart:series chart:style-name="ch10" chart:values-cell-range-address="'C delta'.E20:'C delta'.E25" chart:label-cell-address="'C delta'.E1:'C delta'.E1" chart:class="chart:bar">
            <chart:data-point/>
          </chart:series>
          <chart:series chart:style-name="ch11" chart:values-cell-range-address="'C delta'.F20:'C delta'.F25" chart:label-cell-address="'C delta'.F1:'C delta'.F1" chart:class="chart:bar">
            <chart:data-point chart:repeated="6"/>
          </chart:series>
          <chart:series chart:style-name="ch12" chart:values-cell-range-address="'C delta'.G20:'C delta'.G25" chart:label-cell-address="'C delta'.G1:'C delta'.G1" chart:class="chart:bar">
            <chart:data-point chart:repeated="6"/>
          </chart:series>
          <chart:series chart:style-name="ch13" chart:values-cell-range-address="'C delta'.H20:'C delta'.H25" chart:label-cell-address="'C delta'.H1:'C delta'.H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 C1</text:p>
                <draw:g>
                  <svg:desc>'C delta'.C1:'C delta'.C1</svg:desc>
                </draw:g>
              </table:table-cell>
              <table:table-cell office:value-type="string">
                <text:p>V PR C1 </text:p>
                <draw:g>
                  <svg:desc>'C delta'.D1:'C delta'.D1</svg:desc>
                </draw:g>
              </table:table-cell>
              <table:table-cell office:value-type="string">
                <text:p/>
                <draw:g>
                  <svg:desc>'C delta'.E1:'C delta'.E1</svg:desc>
                </draw:g>
              </table:table-cell>
              <table:table-cell office:value-type="string">
                <text:p>T PB C1</text:p>
                <draw:g>
                  <svg:desc>'C delta'.F1:'C delta'.F1</svg:desc>
                </draw:g>
              </table:table-cell>
              <table:table-cell office:value-type="string">
                <text:p>V PB C1 </text:p>
                <draw:g>
                  <svg:desc>'C delta'.G1:'C delta'.G1</svg:desc>
                </draw:g>
              </table:table-cell>
              <table:table-cell office:value-type="string">
                <text:p/>
                <draw:g>
                  <svg:desc>'C delta'.H1:'C delt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 delta'.C20:'C delta'.C25</svg:desc>
                </draw:g>
              </table:table-cell>
              <table:table-cell office:value-type="float" office:value="4.89999999999999">
                <text:p>4.89999999999999</text:p>
                <draw:g>
                  <svg:desc>'C delta'.D20:'C delta'.D25</svg:desc>
                </draw:g>
              </table:table-cell>
              <table:table-cell office:value-type="float" office:value="NaN">
                <text:p>NaN</text:p>
                <draw:g>
                  <svg:desc>'C delta'.E20:'C delta'.E25</svg:desc>
                </draw:g>
              </table:table-cell>
              <table:table-cell office:value-type="float" office:value="2">
                <text:p>2</text:p>
                <draw:g>
                  <svg:desc>'C delta'.F20:'C delta'.F25</svg:desc>
                </draw:g>
              </table:table-cell>
              <table:table-cell office:value-type="float" office:value="8.2">
                <text:p>8.2</text:p>
                <draw:g>
                  <svg:desc>'C delta'.G20:'C delta'.G25</svg:desc>
                </draw:g>
              </table:table-cell>
              <table:table-cell office:value-type="float" office:value="NaN">
                <text:p>NaN</text:p>
                <draw:g>
                  <svg:desc>'C delta'.H20:'C delta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0.100000000000009">
                <text:p>-0.1000000000000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738cm" svg:height="7.62cm" xlink:href=".." xlink:type="simple" chart:class="chart:bar" chart:style-name="ch1">
        <chart:title svg:x="7.314cm" svg:y="0.287cm" chart:style-name="ch2">
          <text:p>Team 9</text:p>
        </chart:title>
        <chart:legend chart:legend-position="bottom" svg:x="4.511cm" svg:y="7.048cm" style:legend-expansion="wide" chart:style-name="ch3"/>
        <chart:plot-area chart:style-name="ch4" table:cell-range-address="B.C1:B.H1 B.C8:B.H13" chart:data-source-has-labels="row" svg:x="0.334cm" svg:y="1.318cm" svg:width="16.07cm" svg:height="5.394cm">
          <chartooo:coordinate-region svg:x="1.07cm" svg:y="1.504cm" svg:width="15.334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8:B.C13" chart:label-cell-address="B.C1:B.C1" chart:class="chart:bar">
            <chart:data-point chart:repeated="6"/>
          </chart:series>
          <chart:series chart:style-name="ch9" chart:values-cell-range-address="B.D8:B.D13" chart:label-cell-address="B.D1:B.D1" chart:class="chart:bar">
            <chart:data-point chart:repeated="6"/>
          </chart:series>
          <chart:series chart:style-name="ch10" chart:values-cell-range-address="B.E8:B.E13" chart:label-cell-address="B.E1:B.E1" chart:class="chart:bar">
            <chart:data-point chart:repeated="6"/>
          </chart:series>
          <chart:series chart:style-name="ch11" chart:values-cell-range-address="B.F8:B.F13" chart:label-cell-address="B.F1:B.F1" chart:class="chart:bar">
            <chart:data-point chart:repeated="6"/>
          </chart:series>
          <chart:series chart:style-name="ch12" chart:values-cell-range-address="B.G8:B.G13" chart:label-cell-address="B.G1:B.G1" chart:class="chart:bar">
            <chart:data-point chart:repeated="6"/>
          </chart:series>
          <chart:series chart:style-name="ch13" chart:values-cell-range-address="B.H8:B.H13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1">
                <text:p>113.1</text:p>
                <draw:g>
                  <svg:desc>B.C8:B.C13</svg:desc>
                </draw:g>
              </table:table-cell>
              <table:table-cell office:value-type="float" office:value="116.8">
                <text:p>116.8</text:p>
                <draw:g>
                  <svg:desc>B.D8:B.D13</svg:desc>
                </draw:g>
              </table:table-cell>
              <table:table-cell office:value-type="float" office:value="118.7">
                <text:p>118.7</text:p>
                <draw:g>
                  <svg:desc>B.E8:B.E13</svg:desc>
                </draw:g>
              </table:table-cell>
              <table:table-cell office:value-type="float" office:value="118.1">
                <text:p>118.1</text:p>
                <draw:g>
                  <svg:desc>B.F8:B.F13</svg:desc>
                </draw:g>
              </table:table-cell>
              <table:table-cell office:value-type="float" office:value="111.6">
                <text:p>111.6</text:p>
                <draw:g>
                  <svg:desc>B.G8:B.G13</svg:desc>
                </draw:g>
              </table:table-cell>
              <table:table-cell office:value-type="float" office:value="111.8">
                <text:p>111.8</text:p>
                <draw:g>
                  <svg:desc>B.H8:B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4">
                <text:p>138.4</text:p>
              </table:table-cell>
              <table:table-cell office:value-type="float" office:value="135">
                <text:p>135</text:p>
              </table:table-cell>
              <table:table-cell office:value-type="float" office:value="143.4">
                <text:p>143.4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81.2">
                <text:p>81.2</text:p>
              </table:table-cell>
              <table:table-cell office:value-type="float" office:value="90.4">
                <text:p>90.4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">
                <text:p>57.4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9.2">
                <text:p>59.2</text:p>
              </table:table-cell>
              <table:table-cell office:value-type="float" office:value="57">
                <text:p>5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3">
                <text:p>149.3</text:p>
              </table:table-cell>
              <table:table-cell office:value-type="float" office:value="142.7">
                <text:p>142.7</text:p>
              </table:table-cell>
              <table:table-cell office:value-type="float" office:value="150.3">
                <text:p>150.3</text:p>
              </table:table-cell>
              <table:table-cell office:value-type="float" office:value="161.9">
                <text:p>161.9</text:p>
              </table:table-cell>
              <table:table-cell office:value-type="float" office:value="140.8">
                <text:p>140.8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9">
                <text:p>72.9</text:p>
              </table:table-cell>
              <table:table-cell office:value-type="float" office:value="79">
                <text:p>79</text:p>
              </table:table-cell>
              <table:table-cell office:value-type="float" office:value="75.8">
                <text:p>75.8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0</text:p>
        </chart:title>
        <chart:legend chart:legend-position="bottom" svg:x="4.799cm" svg:y="7.049cm" style:legend-expansion="wide" chart:style-name="ch3"/>
        <chart:plot-area chart:style-name="ch4" table:cell-range-address="B.C1:B.H1 B.C14:B.H19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14:B.C19" chart:label-cell-address="B.C1:B.C1" chart:class="chart:bar">
            <chart:data-point chart:repeated="6"/>
          </chart:series>
          <chart:series chart:style-name="ch9" chart:values-cell-range-address="B.D14:B.D19" chart:label-cell-address="B.D1:B.D1" chart:class="chart:bar">
            <chart:data-point chart:repeated="6"/>
          </chart:series>
          <chart:series chart:style-name="ch10" chart:values-cell-range-address="B.E14:B.E19" chart:label-cell-address="B.E1:B.E1" chart:class="chart:bar">
            <chart:data-point chart:repeated="6"/>
          </chart:series>
          <chart:series chart:style-name="ch11" chart:values-cell-range-address="B.F14:B.F19" chart:label-cell-address="B.F1:B.F1" chart:class="chart:bar">
            <chart:data-point chart:repeated="6"/>
          </chart:series>
          <chart:series chart:style-name="ch12" chart:values-cell-range-address="B.G14:B.G19" chart:label-cell-address="B.G1:B.G1" chart:class="chart:bar">
            <chart:data-point chart:repeated="6"/>
          </chart:series>
          <chart:series chart:style-name="ch13" chart:values-cell-range-address="B.H14:B.H19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">
                <text:p>123.4</text:p>
                <draw:g>
                  <svg:desc>B.C14:B.C19</svg:desc>
                </draw:g>
              </table:table-cell>
              <table:table-cell office:value-type="float" office:value="112.5">
                <text:p>112.5</text:p>
                <draw:g>
                  <svg:desc>B.D14:B.D19</svg:desc>
                </draw:g>
              </table:table-cell>
              <table:table-cell office:value-type="float" office:value="123.2">
                <text:p>123.2</text:p>
                <draw:g>
                  <svg:desc>B.E14:B.E19</svg:desc>
                </draw:g>
              </table:table-cell>
              <table:table-cell office:value-type="float" office:value="123.7">
                <text:p>123.7</text:p>
                <draw:g>
                  <svg:desc>B.F14:B.F19</svg:desc>
                </draw:g>
              </table:table-cell>
              <table:table-cell office:value-type="float" office:value="124.9">
                <text:p>124.9</text:p>
                <draw:g>
                  <svg:desc>B.G14:B.G19</svg:desc>
                </draw:g>
              </table:table-cell>
              <table:table-cell office:value-type="float" office:value="128.3">
                <text:p>128.3</text:p>
                <draw:g>
                  <svg:desc>B.H14:B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1.1">
                <text:p>141.1</text:p>
              </table:table-cell>
              <table:table-cell office:value-type="float" office:value="145.2">
                <text:p>145.2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">
                <text:p>76.6</text:p>
              </table:table-cell>
              <table:table-cell office:value-type="float" office:value="78.7">
                <text:p>78.7</text:p>
              </table:table-cell>
              <table:table-cell office:value-type="float" office:value="80">
                <text:p>80</text:p>
              </table:table-cell>
              <table:table-cell office:value-type="float" office:value="86.3">
                <text:p>86.3</text:p>
              </table:table-cell>
              <table:table-cell office:value-type="float" office:value="85.3">
                <text:p>85.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">
                <text:p>52.6</text:p>
              </table:table-cell>
              <table:table-cell office:value-type="float" office:value="53.5">
                <text:p>53.5</text:p>
              </table:table-cell>
              <table:table-cell office:value-type="float" office:value="54.3">
                <text:p>54.3</text:p>
              </table:table-cell>
              <table:table-cell office:value-type="float" office:value="61.4">
                <text:p>61.4</text:p>
              </table:table-cell>
              <table:table-cell office:value-type="float" office:value="54.4">
                <text:p>54.4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1">
                <text:p>134.1</text:p>
              </table:table-cell>
              <table:table-cell office:value-type="float" office:value="133.9">
                <text:p>133.9</text:p>
              </table:table-cell>
              <table:table-cell office:value-type="float" office:value="131.5">
                <text:p>131.5</text:p>
              </table:table-cell>
              <table:table-cell office:value-type="float" office:value="171.1">
                <text:p>171.1</text:p>
              </table:table-cell>
              <table:table-cell office:value-type="float" office:value="190.4">
                <text:p>190.4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1">
                <text:p>72.1</text:p>
              </table:table-cell>
              <table:table-cell office:value-type="float" office:value="76.3">
                <text:p>76.3</text:p>
              </table:table-cell>
              <table:table-cell office:value-type="float" office:value="74.5">
                <text:p>74.5</text:p>
              </table:table-cell>
              <table:table-cell office:value-type="float" office:value="78.3">
                <text:p>78.3</text:p>
              </table:table-cell>
              <table:table-cell office:value-type="float" office:value="77.8">
                <text:p>77.8</text:p>
              </table:table-cell>
              <table:table-cell office:value-type="float" office:value="79.1">
                <text:p>7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315cm" svg:height="7.621cm" xlink:href=".." xlink:type="simple" chart:class="chart:bar" chart:style-name="ch1">
        <chart:title svg:x="7.443cm" svg:y="0.287cm" chart:style-name="ch2">
          <text:p>Team 11</text:p>
        </chart:title>
        <chart:legend chart:legend-position="bottom" svg:x="4.799cm" svg:y="7.049cm" style:legend-expansion="wide" chart:style-name="ch3"/>
        <chart:plot-area chart:style-name="ch4" table:cell-range-address="B.C1:B.H1 B.C20:B.H25" chart:data-source-has-labels="row" svg:x="0.346cm" svg:y="1.318cm" svg:width="16.623cm" svg:height="5.395cm">
          <chartooo:coordinate-region svg:x="1.082cm" svg:y="1.504cm" svg:width="15.887cm" svg:height="4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.C20:B.C25" chart:label-cell-address="B.C1:B.C1" chart:class="chart:bar">
            <chart:data-point chart:repeated="6"/>
          </chart:series>
          <chart:series chart:style-name="ch9" chart:values-cell-range-address="B.D20:B.D25" chart:label-cell-address="B.D1:B.D1" chart:class="chart:bar">
            <chart:data-point chart:repeated="6"/>
          </chart:series>
          <chart:series chart:style-name="ch10" chart:values-cell-range-address="B.E20:B.E25" chart:label-cell-address="B.E1:B.E1" chart:class="chart:bar">
            <chart:data-point chart:repeated="6"/>
          </chart:series>
          <chart:series chart:style-name="ch11" chart:values-cell-range-address="B.F20:B.F25" chart:label-cell-address="B.F1:B.F1" chart:class="chart:bar">
            <chart:data-point chart:repeated="6"/>
          </chart:series>
          <chart:series chart:style-name="ch12" chart:values-cell-range-address="B.G20:B.G25" chart:label-cell-address="B.G1:B.G1" chart:class="chart:bar">
            <chart:data-point chart:repeated="6"/>
          </chart:series>
          <chart:series chart:style-name="ch13" chart:values-cell-range-address="B.H20:B.H25" chart:label-cell-address="B.H1:B.H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B.C1:B.C1</svg:desc>
                </draw:g>
              </table:table-cell>
              <table:table-cell office:value-type="string">
                <text:p>T PR</text:p>
                <draw:g>
                  <svg:desc>B.D1:B.D1</svg:desc>
                </draw:g>
              </table:table-cell>
              <table:table-cell office:value-type="string">
                <text:p>V PR</text:p>
                <draw:g>
                  <svg:desc>B.E1:B.E1</svg:desc>
                </draw:g>
              </table:table-cell>
              <table:table-cell office:value-type="string">
                <text:p>PB OR</text:p>
                <draw:g>
                  <svg:desc>B.F1:B.F1</svg:desc>
                </draw:g>
              </table:table-cell>
              <table:table-cell office:value-type="string">
                <text:p>T PB</text:p>
                <draw:g>
                  <svg:desc>B.G1:B.G1</svg:desc>
                </draw:g>
              </table:table-cell>
              <table:table-cell office:value-type="string">
                <text:p>V PB</text:p>
                <draw:g>
                  <svg:desc>B.H1: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.9">
                <text:p>115.9</text:p>
                <draw:g>
                  <svg:desc>B.C20:B.C25</svg:desc>
                </draw:g>
              </table:table-cell>
              <table:table-cell office:value-type="float" office:value="107.3">
                <text:p>107.3</text:p>
                <draw:g>
                  <svg:desc>B.D20:B.D25</svg:desc>
                </draw:g>
              </table:table-cell>
              <table:table-cell office:value-type="float" office:value="115.8">
                <text:p>115.8</text:p>
                <draw:g>
                  <svg:desc>B.E20:B.E25</svg:desc>
                </draw:g>
              </table:table-cell>
              <table:table-cell office:value-type="float" office:value="104.5">
                <text:p>104.5</text:p>
                <draw:g>
                  <svg:desc>B.F20:B.F25</svg:desc>
                </draw:g>
              </table:table-cell>
              <table:table-cell office:value-type="float" office:value="106.3">
                <text:p>106.3</text:p>
                <draw:g>
                  <svg:desc>B.G20:B.G25</svg:desc>
                </draw:g>
              </table:table-cell>
              <table:table-cell office:value-type="float" office:value="108">
                <text:p>108</text:p>
                <draw:g>
                  <svg:desc>B.H20:B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40.5">
                <text:p>140.5</text:p>
              </table:table-cell>
              <table:table-cell office:value-type="float" office:value="142.6">
                <text:p>142.6</text:p>
              </table:table-cell>
              <table:table-cell office:value-type="float" office:value="133.6">
                <text:p>133.6</text:p>
              </table:table-cell>
              <table:table-cell office:value-type="float" office:value="130.2">
                <text:p>13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1">
                <text:p>70.1</text:p>
              </table:table-cell>
              <table:table-cell office:value-type="float" office:value="73.9">
                <text:p>73.9</text:p>
              </table:table-cell>
              <table:table-cell office:value-type="float" office:value="81.5">
                <text:p>81.5</text:p>
              </table:table-cell>
              <table:table-cell office:value-type="float" office:value="84.7">
                <text:p>84.7</text:p>
              </table:table-cell>
              <table:table-cell office:value-type="float" office:value="83.3">
                <text:p>8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  <table:table-cell office:value-type="float" office:value="47">
                <text:p>47</text:p>
              </table:table-cell>
              <table:table-cell office:value-type="float" office:value="54.6">
                <text:p>54.6</text:p>
              </table:table-cell>
              <table:table-cell office:value-type="float" office:value="64.8">
                <text:p>64.8</text:p>
              </table:table-cell>
              <table:table-cell office:value-type="float" office:value="51.3">
                <text:p>51.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137.9">
                <text:p>137.9</text:p>
              </table:table-cell>
              <table:table-cell office:value-type="float" office:value="136.9">
                <text:p>136.9</text:p>
              </table:table-cell>
              <table:table-cell office:value-type="float" office:value="141.8">
                <text:p>141.8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4.7">
                <text:p>74.7</text:p>
              </table:table-cell>
              <table:table-cell office:value-type="float" office:value="76.4">
                <text:p>76.4</text:p>
              </table:table-cell>
              <table:table-cell office:value-type="float" office:value="74.7">
                <text:p>74.7</text:p>
              </table:table-cell>
              <table:table-cell office:value-type="float" office:value="73.4">
                <text:p>73.4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bar" chart:style-name="ch1">
        <chart:title svg:x="6.746cm" svg:y="0.287cm" chart:style-name="ch2">
          <text:p>Team 8</text:p>
        </chart:title>
        <chart:legend chart:legend-position="bottom" svg:x="5.397cm" svg:y="7.048cm" style:legend-expansion="wide" chart:style-name="ch3"/>
        <chart:plot-area chart:style-name="ch4" table:cell-range-address="'B delta'.C1:'B delta'.F7" chart:data-source-has-labels="row" svg:x="0.312cm" svg:y="1.318cm" svg:width="14.978cm" svg:height="5.394cm">
          <chartooo:coordinate-region svg:x="0.942cm" svg:y="1.504cm" svg:width="14.348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:'B delta'.C7" chart:label-cell-address="'B delta'.C1:'B delta'.C1" chart:class="chart:bar">
            <chart:data-point chart:repeated="6"/>
          </chart:series>
          <chart:series chart:style-name="ch9" chart:values-cell-range-address="'B delta'.D2:'B delta'.D7" chart:label-cell-address="'B delta'.D1:'B delta'.D1" chart:class="chart:bar">
            <chart:data-point chart:repeated="6"/>
          </chart:series>
          <chart:series chart:style-name="ch10" chart:values-cell-range-address="'B delta'.E2:'B delta'.E7" chart:label-cell-address="'B delta'.E1:'B delta'.E1" chart:class="chart:bar">
            <chart:data-point chart:repeated="6"/>
          </chart:series>
          <chart:series chart:style-name="ch11" chart:values-cell-range-address="'B delta'.F2:'B delta'.F7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9999999999999">
                <text:p>8.09999999999999</text:p>
                <draw:g>
                  <svg:desc>'B delta'.C2:'B delta'.C7</svg:desc>
                </draw:g>
              </table:table-cell>
              <table:table-cell office:value-type="float" office:value="13.2">
                <text:p>13.2</text:p>
                <draw:g>
                  <svg:desc>'B delta'.D2:'B delta'.D7</svg:desc>
                </draw:g>
              </table:table-cell>
              <table:table-cell office:value-type="float" office:value="3.69999999999999">
                <text:p>3.69999999999999</text:p>
                <draw:g>
                  <svg:desc>'B delta'.E2:'B delta'.E7</svg:desc>
                </draw:g>
              </table:table-cell>
              <table:table-cell office:value-type="float" office:value="10.5">
                <text:p>10.5</text:p>
                <draw:g>
                  <svg:desc>'B delta'.F2:'B delta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1.4">
                <text:p>11.4</text:p>
              </table:table-cell>
              <table:table-cell office:value-type="float" office:value="6">
                <text:p>6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3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7.8">
                <text:p>7.8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9.8">
                <text:p>19.8</text:p>
              </table:table-cell>
              <table:table-cell office:value-type="float" office:value="0.299999999999983">
                <text:p>0.299999999999983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4.10000000000001">
                <text:p>4.1000000000000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69cm" svg:height="7.62cm" xlink:href=".." xlink:type="simple" chart:class="chart:bar" chart:style-name="ch1">
        <chart:title svg:x="6.979cm" svg:y="0.287cm" chart:style-name="ch2">
          <text:p>Team 9</text:p>
        </chart:title>
        <chart:legend chart:legend-position="bottom" svg:x="5.63cm" svg:y="7.048cm" style:legend-expansion="wide" chart:style-name="ch3"/>
        <chart:plot-area chart:style-name="ch4" table:cell-range-address="'B delta'.C1:'B delta'.F1 'B delta'.C8:'B delta'.F13" chart:data-source-has-labels="row" svg:x="0.321cm" svg:y="1.318cm" svg:width="15.427cm" svg:height="5.394cm">
          <chartooo:coordinate-region svg:x="0.951cm" svg:y="1.504cm" svg:width="14.797cm" svg:height="5.0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8:'B delta'.C13" chart:label-cell-address="'B delta'.C1:'B delta'.C1" chart:class="chart:bar">
            <chart:data-point chart:repeated="6"/>
          </chart:series>
          <chart:series chart:style-name="ch9" chart:values-cell-range-address="'B delta'.D8:'B delta'.D13" chart:label-cell-address="'B delta'.D1:'B delta'.D1" chart:class="chart:bar">
            <chart:data-point chart:repeated="6"/>
          </chart:series>
          <chart:series chart:style-name="ch10" chart:values-cell-range-address="'B delta'.E8:'B delta'.E13" chart:label-cell-address="'B delta'.E1:'B delta'.E1" chart:class="chart:bar">
            <chart:data-point chart:repeated="6"/>
          </chart:series>
          <chart:series chart:style-name="ch11" chart:values-cell-range-address="'B delta'.F8:'B delta'.F13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">
                <text:p>3.7</text:p>
                <draw:g>
                  <svg:desc>'B delta'.C8:'B delta'.C13</svg:desc>
                </draw:g>
              </table:table-cell>
              <table:table-cell office:value-type="float" office:value="5.60000000000001">
                <text:p>5.60000000000001</text:p>
                <draw:g>
                  <svg:desc>'B delta'.D8:'B delta'.D13</svg:desc>
                </draw:g>
              </table:table-cell>
              <table:table-cell office:value-type="float" office:value="-6.5">
                <text:p>-6.5</text:p>
                <draw:g>
                  <svg:desc>'B delta'.E8:'B delta'.E13</svg:desc>
                </draw:g>
              </table:table-cell>
              <table:table-cell office:value-type="float" office:value="-6.3">
                <text:p>-6.3</text:p>
                <draw:g>
                  <svg:desc>'B delta'.F8:'B delt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.19999999999999">
                <text:p>5.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9.2">
                <text:p>9.2</text:p>
              </table:table-cell>
              <table:table-cell office:value-type="float" office:value="8.59999999999999">
                <text:p>8.5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8.4">
                <text:p>-8.4</text:p>
              </table:table-cell>
              <table:table-cell office:value-type="float" office:value="-2.2">
                <text:p>-2.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60000000000002">
                <text:p>-6.60000000000002</text:p>
              </table:table-cell>
              <table:table-cell office:value-type="float" office:value="1">
                <text:p>1</text:p>
              </table:table-cell>
              <table:table-cell office:value-type="float" office:value="-21.1">
                <text:p>-21.1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7cm" svg:height="7.577cm" xlink:href=".." xlink:type="simple" chart:class="chart:bar" chart:style-name="ch1">
        <chart:title svg:x="6.821cm" svg:y="0.286cm" chart:style-name="ch2">
          <text:p>Team 10</text:p>
        </chart:title>
        <chart:legend chart:legend-position="bottom" svg:x="5.631cm" svg:y="7.005cm" style:legend-expansion="wide" chart:style-name="ch3"/>
        <chart:plot-area chart:style-name="ch4" table:cell-range-address="'B delta'.C1:'B delta'.F1 'B delta'.C14:'B delta'.F19" chart:data-source-has-labels="row" svg:x="0.321cm" svg:y="1.316cm" svg:width="15.428cm" svg:height="5.354cm">
          <chartooo:coordinate-region svg:x="0.951cm" svg:y="1.502cm" svg:width="14.798cm" svg:height="4.9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14:'B delta'.C19" chart:label-cell-address="'B delta'.C1:'B delta'.C1" chart:class="chart:bar">
            <chart:data-point chart:repeated="6"/>
          </chart:series>
          <chart:series chart:style-name="ch9" chart:values-cell-range-address="'B delta'.D14:'B delta'.D19" chart:label-cell-address="'B delta'.D1:'B delta'.D1" chart:class="chart:bar">
            <chart:data-point chart:repeated="6"/>
          </chart:series>
          <chart:series chart:style-name="ch10" chart:values-cell-range-address="'B delta'.E14:'B delta'.E19" chart:label-cell-address="'B delta'.E1:'B delta'.E1" chart:class="chart:bar">
            <chart:data-point chart:repeated="6"/>
          </chart:series>
          <chart:series chart:style-name="ch11" chart:values-cell-range-address="'B delta'.F14:'B delta'.F19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9">
                <text:p>-10.9</text:p>
                <draw:g>
                  <svg:desc>'B delta'.C14:'B delta'.C19</svg:desc>
                </draw:g>
              </table:table-cell>
              <table:table-cell office:value-type="float" office:value="-0.200000000000003">
                <text:p>-0.200000000000003</text:p>
                <draw:g>
                  <svg:desc>'B delta'.D14:'B delta'.D19</svg:desc>
                </draw:g>
              </table:table-cell>
              <table:table-cell office:value-type="float" office:value="1.2">
                <text:p>1.2</text:p>
                <draw:g>
                  <svg:desc>'B delta'.E14:'B delta'.E19</svg:desc>
                </draw:g>
              </table:table-cell>
              <table:table-cell office:value-type="float" office:value="4.60000000000001">
                <text:p>4.60000000000001</text:p>
                <draw:g>
                  <svg:desc>'B delta'.F14:'B delta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-28">
                <text:p>-2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-1">
                <text:p>-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.7">
                <text:p>1.7</text:p>
              </table:table-cell>
              <table:table-cell office:value-type="float" office:value="-7">
                <text:p>-7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999999999989">
                <text:p>-0.199999999999989</text:p>
              </table:table-cell>
              <table:table-cell office:value-type="float" office:value="-2.59999999999999">
                <text:p>-2.59999999999999</text:p>
              </table:table-cell>
              <table:table-cell office:value-type="float" office:value="19.3">
                <text:p>19.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0.799999999999997">
                <text:p>0.799999999999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48cm" svg:height="7.621cm" xlink:href=".." xlink:type="simple" chart:class="chart:bar" chart:style-name="ch1">
        <chart:title svg:x="6.61cm" svg:y="0.287cm" chart:style-name="ch2">
          <text:p>Team 11</text:p>
        </chart:title>
        <chart:legend chart:legend-position="bottom" svg:x="5.42cm" svg:y="7.049cm" style:legend-expansion="wide" chart:style-name="ch3"/>
        <chart:plot-area chart:style-name="ch4" table:cell-range-address="'B delta'.C1:'B delta'.F1 'B delta'.C20:'B delta'.F25" chart:data-source-has-labels="row" svg:x="0.312cm" svg:y="1.318cm" svg:width="15.024cm" svg:height="5.395cm">
          <chartooo:coordinate-region svg:x="0.942cm" svg:y="1.504cm" svg:width="14.394cm" svg:height="5.0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 delta'.C20:'B delta'.C25" chart:label-cell-address="'B delta'.C1:'B delta'.C1" chart:class="chart:bar">
            <chart:data-point chart:repeated="6"/>
          </chart:series>
          <chart:series chart:style-name="ch9" chart:values-cell-range-address="'B delta'.D20:'B delta'.D25" chart:label-cell-address="'B delta'.D1:'B delta'.D1" chart:class="chart:bar">
            <chart:data-point chart:repeated="6"/>
          </chart:series>
          <chart:series chart:style-name="ch10" chart:values-cell-range-address="'B delta'.E20:'B delta'.E25" chart:label-cell-address="'B delta'.E1:'B delta'.E1" chart:class="chart:bar">
            <chart:data-point chart:repeated="6"/>
          </chart:series>
          <chart:series chart:style-name="ch11" chart:values-cell-range-address="'B delta'.F20:'B delta'.F25" chart:label-cell-address="'B delta'.F1:'B delta'.F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PR</text:p>
                <draw:g>
                  <svg:desc>'B delta'.C1:'B delta'.C1</svg:desc>
                </draw:g>
              </table:table-cell>
              <table:table-cell office:value-type="string">
                <text:p>V PR</text:p>
                <draw:g>
                  <svg:desc>'B delta'.D1:'B delta'.D1</svg:desc>
                </draw:g>
              </table:table-cell>
              <table:table-cell office:value-type="string">
                <text:p>T PB</text:p>
                <draw:g>
                  <svg:desc>'B delta'.E1:'B delta'.E1</svg:desc>
                </draw:g>
              </table:table-cell>
              <table:table-cell office:value-type="string">
                <text:p>V PB</text:p>
                <draw:g>
                  <svg:desc>'B delta'.F1:'B del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60000000000001">
                <text:p>-8.60000000000001</text:p>
                <draw:g>
                  <svg:desc>'B delta'.C20:'B delta'.C25</svg:desc>
                </draw:g>
              </table:table-cell>
              <table:table-cell office:value-type="float" office:value="-0.100000000000009">
                <text:p>-0.100000000000009</text:p>
                <draw:g>
                  <svg:desc>'B delta'.D20:'B delta'.D25</svg:desc>
                </draw:g>
              </table:table-cell>
              <table:table-cell office:value-type="float" office:value="1.8">
                <text:p>1.8</text:p>
                <draw:g>
                  <svg:desc>'B delta'.E20:'B delta'.E25</svg:desc>
                </draw:g>
              </table:table-cell>
              <table:table-cell office:value-type="float" office:value="3.5">
                <text:p>3.5</text:p>
                <draw:g>
                  <svg:desc>'B delta'.F20:'B delta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5">
                <text:p>-5.5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11.4">
                <text:p>11.4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-0.200000000000003">
                <text:p>-0.20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">
                <text:p>-4.6</text:p>
              </table:table-cell>
              <table:table-cell office:value-type="float" office:value="3">
                <text:p>3</text:p>
              </table:table-cell>
              <table:table-cell office:value-type="float" office:value="-13.5">
                <text:p>-13.5</text:p>
              </table:table-cell>
              <table:table-cell office:value-type="float" office:value="-0.299999999999997">
                <text:p>-0.299999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0.900000000000006">
                <text:p>0.900000000000006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-2.80000000000001">
                <text:p>-2.8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-1.3">
                <text:p>-1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015cm" svg:height="7.62cm" xlink:href=".." xlink:type="simple" chart:class="chart:bar" chart:column-mapping="0 1 2 3 4 5" chart:style-name="ch1">
        <chart:title svg:x="6.873cm" svg:y="0.287cm" chart:style-name="ch2">
          <text:p>Team 8 </text:p>
        </chart:title>
        <chart:legend chart:legend-position="bottom" svg:x="2.985cm" svg:y="7.048cm" style:legend-expansion="wide" chart:style-name="ch3"/>
        <chart:plot-area chart:style-name="ch4" table:cell-range-address="C.C1:C.J7" chart:data-source-has-labels="row" svg:x="0.32cm" svg:y="1.318cm" svg:width="15.375cm" svg:height="5.394cm">
          <chartooo:coordinate-region svg:x="1.056cm" svg:y="1.504cm" svg:width="14.639cm" svg:height="4.7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.C2:C.C7" chart:label-cell-address="C.C1:C.C1" chart:class="chart:bar">
            <chart:data-point chart:repeated="6"/>
          </chart:series>
          <chart:series chart:style-name="ch9" chart:values-cell-range-address="C.D2:C.D7" chart:label-cell-address="C.D1:C.D1" chart:class="chart:bar">
            <chart:data-point chart:repeated="6"/>
          </chart:series>
          <chart:series chart:style-name="ch10" chart:values-cell-range-address="C.E2:C.E7" chart:label-cell-address="C.E1:C.E1" chart:class="chart:bar">
            <chart:data-point chart:repeated="6"/>
          </chart:series>
          <chart:series chart:style-name="ch11" chart:values-cell-range-address="C.F2:C.F7" chart:label-cell-address="C.F1:C.F1" chart:class="chart:bar">
            <chart:data-point/>
          </chart:series>
          <chart:series chart:style-name="ch12" chart:values-cell-range-address="C.G2:C.G7" chart:label-cell-address="C.G1:C.G1" chart:class="chart:bar">
            <chart:data-point chart:repeated="6"/>
          </chart:series>
          <chart:series chart:style-name="ch13" chart:values-cell-range-address="C.H2:C.H7" chart:label-cell-address="C.H1:C.H1" chart:class="chart:bar">
            <chart:data-point chart:repeated="6"/>
          </chart:series>
          <chart:series chart:style-name="ch14" chart:values-cell-range-address="C.I2:C.I7" chart:label-cell-address="C.I1:C.I1" chart:class="chart:bar">
            <chart:data-point chart:repeated="6"/>
          </chart:series>
          <chart:series chart:style-name="ch15" chart:values-cell-range-address="C.J2:C.J7" chart:label-cell-address="C.J1:C.J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3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C.C1:C.C1</svg:desc>
                </draw:g>
              </table:table-cell>
              <table:table-cell office:value-type="string">
                <text:p>T PR C1</text:p>
                <draw:g>
                  <svg:desc>C.D1:C.D1</svg:desc>
                </draw:g>
              </table:table-cell>
              <table:table-cell office:value-type="string">
                <text:p>V PR C1 </text:p>
                <draw:g>
                  <svg:desc>C.E1:C.E1</svg:desc>
                </draw:g>
              </table:table-cell>
              <table:table-cell office:value-type="string">
                <text:p/>
                <draw:g>
                  <svg:desc>C.F1:C.F1</svg:desc>
                </draw:g>
              </table:table-cell>
              <table:table-cell office:value-type="string">
                <text:p>PB OR</text:p>
                <draw:g>
                  <svg:desc>C.G1:C.G1</svg:desc>
                </draw:g>
              </table:table-cell>
              <table:table-cell office:value-type="string">
                <text:p>T PB C1</text:p>
                <draw:g>
                  <svg:desc>C.H1:C.H1</svg:desc>
                </draw:g>
              </table:table-cell>
              <table:table-cell office:value-type="string">
                <text:p>V PB C1 </text:p>
                <draw:g>
                  <svg:desc>C.I1:C.I1</svg:desc>
                </draw:g>
              </table:table-cell>
              <table:table-cell office:value-type="string">
                <text:p/>
                <draw:g>
                  <svg:desc>C.J1:C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4">
                <text:p>113.4</text:p>
                <draw:g>
                  <svg:desc>C.C2:C.C7</svg:desc>
                </draw:g>
              </table:table-cell>
              <table:table-cell office:value-type="float" office:value="124.3">
                <text:p>124.3</text:p>
                <draw:g>
                  <svg:desc>C.D2:C.D7</svg:desc>
                </draw:g>
              </table:table-cell>
              <table:table-cell office:value-type="float" office:value="121.5">
                <text:p>121.5</text:p>
                <draw:g>
                  <svg:desc>C.E2:C.E7</svg:desc>
                </draw:g>
              </table:table-cell>
              <table:table-cell office:value-type="float" office:value="NaN">
                <text:p>NaN</text:p>
                <draw:g>
                  <svg:desc>C.F2:C.F7</svg:desc>
                </draw:g>
              </table:table-cell>
              <table:table-cell office:value-type="float" office:value="115.9">
                <text:p>115.9</text:p>
                <draw:g>
                  <svg:desc>C.G2:C.G7</svg:desc>
                </draw:g>
              </table:table-cell>
              <table:table-cell office:value-type="float" office:value="127.1">
                <text:p>127.1</text:p>
                <draw:g>
                  <svg:desc>C.H2:C.H7</svg:desc>
                </draw:g>
              </table:table-cell>
              <table:table-cell office:value-type="float" office:value="120.7">
                <text:p>120.7</text:p>
                <draw:g>
                  <svg:desc>C.I2:C.I7</svg:desc>
                </draw:g>
              </table:table-cell>
              <table:table-cell office:value-type="float" office:value="NaN">
                <text:p>NaN</text:p>
                <draw:g>
                  <svg:desc>C.J2:C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9">
                <text:p>133.9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7.7">
                <text:p>137.7</text:p>
              </table:table-cell>
              <table:table-cell office:value-type="float" office:value="140.8">
                <text:p>140.8</text:p>
              </table:table-cell>
              <table:table-cell office:value-type="float" office:value="137.2">
                <text:p>13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4">
                <text:p>85.4</text:p>
              </table:table-cell>
              <table:table-cell office:value-type="float" office:value="87.5">
                <text:p>87.5</text:p>
              </table:table-cell>
              <table:table-cell office:value-type="float" office:value="82.2">
                <text:p>82.2</text:p>
              </table:table-cell>
              <table:table-cell office:value-type="float" office:value="NaN">
                <text:p>NaN</text:p>
              </table:table-cell>
              <table:table-cell office:value-type="float" office:value="101.6">
                <text:p>101.6</text:p>
              </table:table-cell>
              <table:table-cell office:value-type="float" office:value="111.9">
                <text:p>111.9</text:p>
              </table:table-cell>
              <table:table-cell office:value-type="float" office:value="102.7">
                <text:p>10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57.9">
                <text:p>57.9</text:p>
              </table:table-cell>
              <table:table-cell office:value-type="float" office:value="54.3">
                <text:p>54.3</text:p>
              </table:table-cell>
              <table:table-cell office:value-type="float" office:value="NaN">
                <text:p>NaN</text:p>
              </table:table-cell>
              <table:table-cell office:value-type="float" office:value="63.8">
                <text:p>63.8</text:p>
              </table:table-cell>
              <table:table-cell office:value-type="float" office:value="73.9">
                <text:p>73.9</text:p>
              </table:table-cell>
              <table:table-cell office:value-type="float" office:value="64.5">
                <text:p>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7">
                <text:p>147.7</text:p>
              </table:table-cell>
              <table:table-cell office:value-type="float" office:value="138.5">
                <text:p>138.5</text:p>
              </table:table-cell>
              <table:table-cell office:value-type="float" office:value="142.4">
                <text:p>142.4</text:p>
              </table:table-cell>
              <table:table-cell office:value-type="float" office:value="NaN">
                <text:p>NaN</text:p>
              </table:table-cell>
              <table:table-cell office:value-type="float" office:value="248.9">
                <text:p>248.9</text:p>
              </table:table-cell>
              <table:table-cell office:value-type="float" office:value="239.7">
                <text:p>239.7</text:p>
              </table:table-cell>
              <table:table-cell office:value-type="float" office:value="233.2">
                <text:p>23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2">
                <text:p>73.2</text:p>
              </table:table-cell>
              <table:table-cell office:value-type="float" office:value="74.7">
                <text:p>74.7</text:p>
              </table:table-cell>
              <table:table-cell office:value-type="float" office:value="80.1">
                <text:p>80.1</text:p>
              </table:table-cell>
              <table:table-cell office:value-type="float" office:value="NaN">
                <text:p>NaN</text:p>
              </table:table-cell>
              <table:table-cell office:value-type="float" office:value="87.8">
                <text:p>87.8</text:p>
              </table:table-cell>
              <table:table-cell office:value-type="float" office:value="90.2">
                <text:p>90.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